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Course Code">
            <text:p>Course Code</text:p>
          </table:table-cell>
          <table:table-cell table:style-name="pd1" office:value-type="string" office:string-value="Term">
            <text:p>Term</text:p>
          </table:table-cell>
          <table:table-cell table:style-name="pd1" office:value-type="string" office:string-value="Course Name">
            <text:p>Course Name</text:p>
          </table:table-cell>
          <table:table-cell table:style-name="pd1" office:value-type="string" office:string-value="Math">
            <text:p>Math</text:p>
          </table:table-cell>
          <table:table-cell table:style-name="pd1" office:value-type="string" office:string-value="NS">
            <text:p>NS</text:p>
          </table:table-cell>
          <table:table-cell table:style-name="pd1" office:value-type="string" office:string-value="CS">
            <text:p>CS</text:p>
          </table:table-cell>
          <table:table-cell table:style-name="pd1" office:value-type="string" office:string-value="ES">
            <text:p>ES</text:p>
          </table:table-cell>
          <table:table-cell table:style-name="pd1" office:value-type="string" office:string-value="ED">
            <text:p>ED</text:p>
          </table:table-cell>
        </table:table-row>
        <table:table-row>
          <table:table-cell office:value-type="string" office:string-value="ACT230H1">
            <text:p>ACT230H1</text:p>
          </table:table-cell>
          <table:table-cell office:value-type="string" office:string-value="F">
            <text:p>F</text:p>
          </table:table-cell>
          <table:table-cell office:value-type="string" office:string-value="Mathematics of Finance for Non-Actuaries">
            <text:p>Mathematics of Finance for Non-Actua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PM346H1">
            <text:p>APM346H1</text:p>
          </table:table-cell>
          <table:table-cell office:value-type="string" office:string-value="F">
            <text:p>F</text:p>
          </table:table-cell>
          <table:table-cell office:value-type="string" office:string-value="Partial Differential Equations">
            <text:p>Partial Differential Equations</text:p>
          </table:table-cell>
          <table:table-cell office:value-type="float" office:value="42.0">
            <text:p>4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PM346H1">
            <text:p>APM346H1</text:p>
          </table:table-cell>
          <table:table-cell office:value-type="string" office:string-value="S">
            <text:p>S</text:p>
          </table:table-cell>
          <table:table-cell office:value-type="string" office:string-value="Partial Differential Equations">
            <text:p>Partial Differential Equations</text:p>
          </table:table-cell>
          <table:table-cell office:value-type="float" office:value="42.0">
            <text:p>4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PM462H1">
            <text:p>APM462H1</text:p>
          </table:table-cell>
          <table:table-cell office:value-type="string" office:string-value="F">
            <text:p>F</text:p>
          </table:table-cell>
          <table:table-cell office:value-type="string" office:string-value="Nonlinear Optimization">
            <text:p>Nonlinear Optimization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PM462H1">
            <text:p>APM462H1</text:p>
          </table:table-cell>
          <table:table-cell office:value-type="string" office:string-value="S">
            <text:p>S</text:p>
          </table:table-cell>
          <table:table-cell office:value-type="string" office:string-value="Nonlinear Optimization">
            <text:p>Nonlinear Optimization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PS360H1">
            <text:p>APS360H1</text:p>
          </table:table-cell>
          <table:table-cell office:value-type="string" office:string-value="F">
            <text:p>F</text:p>
          </table:table-cell>
          <table:table-cell office:value-type="string" office:string-value="Applied Fundamentals of Deep Learning">
            <text:p>Applied Fundamentals of Deep Learn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10.7">
            <text:p>10.7</text:p>
          </table:table-cell>
        </table:table-row>
        <table:table-row>
          <table:table-cell office:value-type="string" office:string-value="APS360H1">
            <text:p>APS360H1</text:p>
          </table:table-cell>
          <table:table-cell office:value-type="string" office:string-value="S">
            <text:p>S</text:p>
          </table:table-cell>
          <table:table-cell office:value-type="string" office:string-value="Applied Fundamentals of Deep Learning">
            <text:p>Applied Fundamentals of Deep Learn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10.7">
            <text:p>10.7</text:p>
          </table:table-cell>
        </table:table-row>
        <table:table-row>
          <table:table-cell office:value-type="string" office:string-value="APS380H1">
            <text:p>APS380H1</text:p>
          </table:table-cell>
          <table:table-cell office:value-type="string" office:string-value="F">
            <text:p>F</text:p>
          </table:table-cell>
          <table:table-cell office:value-type="string" office:string-value="Introduction to Electric Vehicle Design">
            <text:p>Introduction to Electric Vehicle Desig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875">
            <text:p>22.875</text:p>
          </table:table-cell>
          <table:table-cell office:value-type="float" office:value="22.875">
            <text:p>22.875</text:p>
          </table:table-cell>
        </table:table-row>
        <table:table-row>
          <table:table-cell office:value-type="string" office:string-value="APS441H1">
            <text:p>APS441H1</text:p>
          </table:table-cell>
          <table:table-cell office:value-type="string" office:string-value="S">
            <text:p>S</text:p>
          </table:table-cell>
          <table:table-cell office:value-type="string" office:string-value="System-Theoretic Accident and Risk Analysis">
            <text:p>System-Theoretic Accident and Risk Analysi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8">
            <text:p>17.08</text:p>
          </table:table-cell>
          <table:table-cell office:value-type="float" office:value="0.0">
            <text:p/>
          </table:table-cell>
          <table:table-cell office:value-type="float" office:value="25.62">
            <text:p>25.62</text:p>
          </table:table-cell>
        </table:table-row>
        <table:table-row>
          <table:table-cell office:value-type="string" office:string-value="APS470H1">
            <text:p>APS470H1</text:p>
          </table:table-cell>
          <table:table-cell office:value-type="string" office:string-value="F">
            <text:p>F</text:p>
          </table:table-cell>
          <table:table-cell office:value-type="string" office:string-value="Engineering and Public Health">
            <text:p>Engineering and Public Healt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8">
            <text:p>12.8</text:p>
          </table:table-cell>
          <table:table-cell office:value-type="float" office:value="29.9">
            <text:p>29.9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PS502H1">
            <text:p>APS502H1</text:p>
          </table:table-cell>
          <table:table-cell office:value-type="string" office:string-value="F">
            <text:p>F</text:p>
          </table:table-cell>
          <table:table-cell office:value-type="string" office:string-value="Financial Engineering">
            <text:p>Financial Engineer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3">
            <text:p>18.3</text:p>
          </table:table-cell>
          <table:table-cell office:value-type="float" office:value="18.3">
            <text:p>18.3</text:p>
          </table:table-cell>
        </table:table-row>
        <table:table-row>
          <table:table-cell office:value-type="string" office:string-value="APS502H1">
            <text:p>APS502H1</text:p>
          </table:table-cell>
          <table:table-cell office:value-type="string" office:string-value="S">
            <text:p>S</text:p>
          </table:table-cell>
          <table:table-cell office:value-type="string" office:string-value="Financial Engineering">
            <text:p>Financial Engineer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3">
            <text:p>18.3</text:p>
          </table:table-cell>
          <table:table-cell office:value-type="float" office:value="18.3">
            <text:p>18.3</text:p>
          </table:table-cell>
        </table:table-row>
        <table:table-row>
          <table:table-cell office:value-type="string" office:string-value="AST121H1">
            <text:p>AST121H1</text:p>
          </table:table-cell>
          <table:table-cell office:value-type="string" office:string-value="S">
            <text:p>S</text:p>
          </table:table-cell>
          <table:table-cell office:value-type="string" office:string-value="Origin and Evolution of the Universe">
            <text:p>Origin and Evolution of the Universe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ST210H1">
            <text:p>AST210H1</text:p>
          </table:table-cell>
          <table:table-cell office:value-type="string" office:string-value="F">
            <text:p>F</text:p>
          </table:table-cell>
          <table:table-cell office:value-type="string" office:string-value="Great Moments in Astronomy">
            <text:p>Great Moments in Astronomy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ST221H1">
            <text:p>AST221H1</text:p>
          </table:table-cell>
          <table:table-cell office:value-type="string" office:string-value="F">
            <text:p>F</text:p>
          </table:table-cell>
          <table:table-cell office:value-type="string" office:string-value="Stars and Planets">
            <text:p>Stars and Planets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AST251H1">
            <text:p>AST251H1</text:p>
          </table:table-cell>
          <table:table-cell office:value-type="string" office:string-value="S">
            <text:p>S</text:p>
          </table:table-cell>
          <table:table-cell office:value-type="string" office:string-value="Life on Other Worlds">
            <text:p>Life on Other Worlds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BME330H1">
            <text:p>BME330H1</text:p>
          </table:table-cell>
          <table:table-cell office:value-type="string" office:string-value="S">
            <text:p>S</text:p>
          </table:table-cell>
          <table:table-cell office:value-type="string" office:string-value="Patents in Biology and Medical Devices">
            <text:p>Patents in Biology and Medical Devic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3">
            <text:p>18.3</text:p>
          </table:table-cell>
          <table:table-cell office:value-type="float" office:value="18.3">
            <text:p>18.3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BME331H1">
            <text:p>BME331H1</text:p>
          </table:table-cell>
          <table:table-cell office:value-type="string" office:string-value="S">
            <text:p>S</text:p>
          </table:table-cell>
          <table:table-cell office:value-type="string" office:string-value="Physiological Control Systems">
            <text:p>Physiological Control Systems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BME412H1">
            <text:p>BME412H1</text:p>
          </table:table-cell>
          <table:table-cell office:value-type="string" office:string-value="S">
            <text:p>S</text:p>
          </table:table-cell>
          <table:table-cell office:value-type="string" office:string-value="Introduction to Biomolecular Engineering">
            <text:p>Introduction to Biomolecular Engineering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BME440H1">
            <text:p>BME440H1</text:p>
          </table:table-cell>
          <table:table-cell office:value-type="string" office:string-value="F">
            <text:p>F</text:p>
          </table:table-cell>
          <table:table-cell office:value-type="string" office:string-value="Biomedical Engineering Technology and Investigation">
            <text:p>Biomedical Engineering Technology and Investig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">
            <text:p>24.4</text:p>
          </table:table-cell>
          <table:table-cell office:value-type="float" office:value="24.4">
            <text:p>24.4</text:p>
          </table:table-cell>
        </table:table-row>
        <table:table-row>
          <table:table-cell office:value-type="string" office:string-value="BME445H1">
            <text:p>BME445H1</text:p>
          </table:table-cell>
          <table:table-cell office:value-type="string" office:string-value="F">
            <text:p>F</text:p>
          </table:table-cell>
          <table:table-cell office:value-type="string" office:string-value="Neural Bioelectricity">
            <text:p>Neural Bioelectricity</text:p>
          </table:table-cell>
          <table:table-cell office:value-type="float" office:value="0.0">
            <text:p/>
          </table:table-cell>
          <table:table-cell office:value-type="float" office:value="20.8">
            <text:p>20.8</text:p>
          </table:table-cell>
          <table:table-cell office:value-type="float" office:value="0.0">
            <text:p/>
          </table:table-cell>
          <table:table-cell office:value-type="float" office:value="31.1">
            <text:p>31.1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BME455H1">
            <text:p>BME455H1</text:p>
          </table:table-cell>
          <table:table-cell office:value-type="string" office:string-value="F">
            <text:p>F</text:p>
          </table:table-cell>
          <table:table-cell office:value-type="string" office:string-value="Cellular and Molecular Bioengineering II">
            <text:p>Cellular and Molecular Bioengineering II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25.9">
            <text:p>25.9</text:p>
          </table:table-cell>
          <table:table-cell office:value-type="float" office:value="13.0">
            <text:p>13.0</text:p>
          </table:table-cell>
        </table:table-row>
        <table:table-row>
          <table:table-cell office:value-type="string" office:string-value="BME530H1">
            <text:p>BME530H1</text:p>
          </table:table-cell>
          <table:table-cell office:value-type="string" office:string-value="S">
            <text:p>S</text:p>
          </table:table-cell>
          <table:table-cell office:value-type="string" office:string-value="Human Whole Body Biomechanics">
            <text:p>Human Whole Body Biomechanics</text:p>
          </table:table-cell>
          <table:table-cell office:value-type="float" office:value="0.0">
            <text:p/>
          </table:table-cell>
          <table:table-cell office:value-type="float" office:value="9.15">
            <text:p>9.15</text:p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BME595H1">
            <text:p>BME595H1</text:p>
          </table:table-cell>
          <table:table-cell office:value-type="string" office:string-value="F">
            <text:p>F</text:p>
          </table:table-cell>
          <table:table-cell office:value-type="string" office:string-value="Medical Imaging">
            <text:p>Medical Imaging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C368H1">
            <text:p>CHC368H1</text:p>
          </table:table-cell>
          <table:table-cell office:value-type="string" office:string-value="S">
            <text:p>S</text:p>
          </table:table-cell>
          <table:table-cell office:value-type="string" office:string-value="Varieties of Christian Experience">
            <text:p>Varieties of Christian Experie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353H1">
            <text:p>CHE353H1</text:p>
          </table:table-cell>
          <table:table-cell office:value-type="string" office:string-value="F">
            <text:p>F</text:p>
          </table:table-cell>
          <table:table-cell office:value-type="string" office:string-value="Engineering Biology">
            <text:p>Engineering Biology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354H1">
            <text:p>CHE354H1</text:p>
          </table:table-cell>
          <table:table-cell office:value-type="string" office:string-value="S">
            <text:p>S</text:p>
          </table:table-cell>
          <table:table-cell office:value-type="string" office:string-value="Cellular and Molecular Biology">
            <text:p>Cellular and Molecular Biology</text:p>
          </table:table-cell>
          <table:table-cell office:value-type="float" office:value="0.0">
            <text:p/>
          </table:table-cell>
          <table:table-cell office:value-type="float" office:value="41.2">
            <text:p>41.2</text:p>
          </table:table-cell>
          <table:table-cell office:value-type="float" office:value="0.0">
            <text:p/>
          </table:table-cell>
          <table:table-cell office:value-type="float" office:value="13.7">
            <text:p>13.7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416H1">
            <text:p>CHE416H1</text:p>
          </table:table-cell>
          <table:table-cell office:value-type="string" office:string-value="S">
            <text:p>S</text:p>
          </table:table-cell>
          <table:table-cell office:value-type="string" office:string-value="Chemical Engineering in Human Health">
            <text:p>Chemical Engineering in Human Health</text:p>
          </table:table-cell>
          <table:table-cell office:value-type="float" office:value="0.0">
            <text:p/>
          </table:table-cell>
          <table:table-cell office:value-type="float" office:value="42.7">
            <text:p>42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451H1">
            <text:p>CHE451H1</text:p>
          </table:table-cell>
          <table:table-cell office:value-type="string" office:string-value="F">
            <text:p>F</text:p>
          </table:table-cell>
          <table:table-cell office:value-type="string" office:string-value="Petroleum Processing">
            <text:p>Petroleum Process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462H1">
            <text:p>CHE462H1</text:p>
          </table:table-cell>
          <table:table-cell office:value-type="string" office:string-value="S">
            <text:p>S</text:p>
          </table:table-cell>
          <table:table-cell office:value-type="string" office:string-value="Food Engineering">
            <text:p>Food Engineer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2.7">
            <text:p>42.7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469H1">
            <text:p>CHE469H1</text:p>
          </table:table-cell>
          <table:table-cell office:value-type="string" office:string-value="S">
            <text:p>S</text:p>
          </table:table-cell>
          <table:table-cell office:value-type="string" office:string-value="Fuel Cells and Electrochemical Conversion Devices">
            <text:p>Fuel Cells and Electrochemical Conversion Devic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35">
            <text:p>21.35</text:p>
          </table:table-cell>
          <table:table-cell office:value-type="float" office:value="21.35">
            <text:p>21.35</text:p>
          </table:table-cell>
        </table:table-row>
        <table:table-row>
          <table:table-cell office:value-type="string" office:string-value="CHE471H1">
            <text:p>CHE471H1</text:p>
          </table:table-cell>
          <table:table-cell office:value-type="string" office:string-value="S">
            <text:p>S</text:p>
          </table:table-cell>
          <table:table-cell office:value-type="string" office:string-value="Modelling in Biological and Chemical Systems">
            <text:p>Modelling in Biological and Chemical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4.8">
            <text:p>44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475H1">
            <text:p>CHE475H1</text:p>
          </table:table-cell>
          <table:table-cell office:value-type="string" office:string-value="S">
            <text:p>S</text:p>
          </table:table-cell>
          <table:table-cell office:value-type="string" office:string-value="Biocomposites: Mechanics and Bioinspiration">
            <text:p>Biocomposites: Mechanics and Bioinspir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float" office:value="10.7">
            <text:p>10.7</text:p>
          </table:table-cell>
        </table:table-row>
        <table:table-row>
          <table:table-cell office:value-type="string" office:string-value="CHE507H1">
            <text:p>CHE507H1</text:p>
          </table:table-cell>
          <table:table-cell office:value-type="string" office:string-value="S">
            <text:p>S</text:p>
          </table:table-cell>
          <table:table-cell office:value-type="string" office:string-value="Data-based Modelling for Prediction and Control">
            <text:p>Data-based Modelling for Prediction and Contro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2.7">
            <text:p>42.7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566H1">
            <text:p>CHE566H1</text:p>
          </table:table-cell>
          <table:table-cell office:value-type="string" office:string-value="F">
            <text:p>F</text:p>
          </table:table-cell>
          <table:table-cell office:value-type="string" office:string-value="Elements of Nuclear Engineering">
            <text:p>Elements of Nuclear Engineering</text:p>
          </table:table-cell>
          <table:table-cell office:value-type="float" office:value="0.0">
            <text:p/>
          </table:table-cell>
          <table:table-cell office:value-type="float" office:value="14.6">
            <text:p>14.6</text:p>
          </table:table-cell>
          <table:table-cell office:value-type="float" office:value="0.0">
            <text:p/>
          </table:table-cell>
          <table:table-cell office:value-type="float" office:value="34.2">
            <text:p>34.2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HE568H1">
            <text:p>CHE568H1</text:p>
          </table:table-cell>
          <table:table-cell office:value-type="string" office:string-value="S">
            <text:p>S</text:p>
          </table:table-cell>
          <table:table-cell office:value-type="string" office:string-value="Nuclear Engineering">
            <text:p>Nuclear Engineering</text:p>
          </table:table-cell>
          <table:table-cell office:value-type="float" office:value="0.0">
            <text:p/>
          </table:table-cell>
          <table:table-cell office:value-type="float" office:value="12.8">
            <text:p>12.8</text:p>
          </table:table-cell>
          <table:table-cell office:value-type="float" office:value="0.0">
            <text:p/>
          </table:table-cell>
          <table:table-cell office:value-type="float" office:value="29.9">
            <text:p>29.9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IV220H1">
            <text:p>CIV220H1</text:p>
          </table:table-cell>
          <table:table-cell office:value-type="string" office:string-value="F">
            <text:p>F</text:p>
          </table:table-cell>
          <table:table-cell office:value-type="string" office:string-value="Urban Engineering Ecology">
            <text:p>Urban Engineering Ecology</text:p>
          </table:table-cell>
          <table:table-cell office:value-type="float" office:value="0.0">
            <text:p/>
          </table:table-cell>
          <table:table-cell office:value-type="float" office:value="29.9">
            <text:p>29.9</text:p>
          </table:table-cell>
          <table:table-cell office:value-type="float" office:value="0.0">
            <text:p/>
          </table:table-cell>
          <table:table-cell office:value-type="float" office:value="12.8">
            <text:p>12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IV300H1">
            <text:p>CIV300H1</text:p>
          </table:table-cell>
          <table:table-cell office:value-type="string" office:string-value="F">
            <text:p>F</text:p>
          </table:table-cell>
          <table:table-cell office:value-type="string" office:string-value="Terrestrial Energy Systems">
            <text:p>Terrestrial Energy Systems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IV300H1">
            <text:p>CIV300H1</text:p>
          </table:table-cell>
          <table:table-cell office:value-type="string" office:string-value="S">
            <text:p>S</text:p>
          </table:table-cell>
          <table:table-cell office:value-type="string" office:string-value="Terrestrial Energy Systems">
            <text:p>Terrestrial Energy Systems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IV375H1">
            <text:p>CIV375H1</text:p>
          </table:table-cell>
          <table:table-cell office:value-type="string" office:string-value="F">
            <text:p>F</text:p>
          </table:table-cell>
          <table:table-cell office:value-type="string" office:string-value="Building Science">
            <text:p>Building Science</text:p>
          </table:table-cell>
          <table:table-cell office:value-type="float" office:value="0.0">
            <text:p/>
          </table:table-cell>
          <table:table-cell office:value-type="float" office:value="12.3">
            <text:p>12.3</text:p>
          </table:table-cell>
          <table:table-cell office:value-type="float" office:value="0.0">
            <text:p/>
          </table:table-cell>
          <table:table-cell office:value-type="float" office:value="24.7">
            <text:p>24.7</text:p>
          </table:table-cell>
          <table:table-cell office:value-type="float" office:value="12.3">
            <text:p>12.3</text:p>
          </table:table-cell>
        </table:table-row>
        <table:table-row>
          <table:table-cell office:value-type="string" office:string-value="CIV440H1">
            <text:p>CIV440H1</text:p>
          </table:table-cell>
          <table:table-cell office:value-type="string" office:string-value="S">
            <text:p>S</text:p>
          </table:table-cell>
          <table:table-cell office:value-type="string" office:string-value="Environmental Impact and Risk Assessment">
            <text:p>Environmental Impact and Risk Assessme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1">
            <text:p>17.1</text:p>
          </table:table-cell>
          <table:table-cell office:value-type="float" office:value="25.6">
            <text:p>25.6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OG250Y1">
            <text:p>COG250Y1</text:p>
          </table:table-cell>
          <table:table-cell office:value-type="string" office:string-value="Y">
            <text:p>Y</text:p>
          </table:table-cell>
          <table:table-cell office:value-type="string" office:string-value="Introduction to Cognitive Science">
            <text:p>Introduction to Cognitive Scie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RE210H1">
            <text:p>CRE210H1</text:p>
          </table:table-cell>
          <table:table-cell office:value-type="string" office:string-value="S">
            <text:p>S</text:p>
          </table:table-cell>
          <table:table-cell office:value-type="string" office:string-value="Holography for 3D Visualization">
            <text:p>Holography for 3D Visualization</text:p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B201H1">
            <text:p>CSB201H1</text:p>
          </table:table-cell>
          <table:table-cell office:value-type="string" office:string-value="F">
            <text:p>F</text:p>
          </table:table-cell>
          <table:table-cell office:value-type="string" office:string-value="Molecular Biology, Biotechnology and You">
            <text:p>Molecular Biology, Biotechnology and You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B498Y1">
            <text:p>CSB498Y1</text:p>
          </table:table-cell>
          <table:table-cell office:value-type="string" office:string-value="Y">
            <text:p>Y</text:p>
          </table:table-cell>
          <table:table-cell office:value-type="string" office:string-value="Independent Research in Cell and Systems Biology I">
            <text:p>Independent Research in Cell and Systems Biology I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03H1">
            <text:p>CSC303H1</text:p>
          </table:table-cell>
          <table:table-cell office:value-type="string" office:string-value="S">
            <text:p>S</text:p>
          </table:table-cell>
          <table:table-cell office:value-type="string" office:string-value="Social and Information Networks">
            <text:p>Social and Information Network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04H1">
            <text:p>CSC304H1</text:p>
          </table:table-cell>
          <table:table-cell office:value-type="string" office:string-value="F">
            <text:p>F</text:p>
          </table:table-cell>
          <table:table-cell office:value-type="string" office:string-value="Algorithmic Game Theory and Mechanism Design">
            <text:p>Algorithmic Game Theory and Mechanism Design</text:p>
          </table:table-cell>
          <table:table-cell office:value-type="float" office:value="22.5">
            <text:p>22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09H1">
            <text:p>CSC309H1</text:p>
          </table:table-cell>
          <table:table-cell office:value-type="string" office:string-value="S">
            <text:p>S</text:p>
          </table:table-cell>
          <table:table-cell office:value-type="string" office:string-value="Programming on the Web">
            <text:p>Programming on the We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</table:table-row>
        <table:table-row>
          <table:table-cell office:value-type="string" office:string-value="CSC309H1">
            <text:p>CSC309H1</text:p>
          </table:table-cell>
          <table:table-cell office:value-type="string" office:string-value="F">
            <text:p>F</text:p>
          </table:table-cell>
          <table:table-cell office:value-type="string" office:string-value="Programming on the Web">
            <text:p>Programming on the We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</table:table-row>
        <table:table-row>
          <table:table-cell office:value-type="string" office:string-value="CSC317H1">
            <text:p>CSC317H1</text:p>
          </table:table-cell>
          <table:table-cell office:value-type="string" office:string-value="F">
            <text:p>F</text:p>
          </table:table-cell>
          <table:table-cell office:value-type="string" office:string-value="Computer Graphics">
            <text:p>Computer Graph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9.0">
            <text:p>9.0</text:p>
          </table:table-cell>
        </table:table-row>
        <table:table-row>
          <table:table-cell office:value-type="string" office:string-value="CSC318H1">
            <text:p>CSC318H1</text:p>
          </table:table-cell>
          <table:table-cell office:value-type="string" office:string-value="S">
            <text:p>S</text:p>
          </table:table-cell>
          <table:table-cell office:value-type="string" office:string-value="The Design of Interactive Computational Media">
            <text:p>The Design of Interactive Computational Medi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</table:table-row>
        <table:table-row>
          <table:table-cell office:value-type="string" office:string-value="CSC318H1">
            <text:p>CSC318H1</text:p>
          </table:table-cell>
          <table:table-cell office:value-type="string" office:string-value="F">
            <text:p>F</text:p>
          </table:table-cell>
          <table:table-cell office:value-type="string" office:string-value="The Design of Interactive Computational Media">
            <text:p>The Design of Interactive Computational Medi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</table:table-row>
        <table:table-row>
          <table:table-cell office:value-type="string" office:string-value="CSC320H1">
            <text:p>CSC320H1</text:p>
          </table:table-cell>
          <table:table-cell office:value-type="string" office:string-value="S">
            <text:p>S</text:p>
          </table:table-cell>
          <table:table-cell office:value-type="string" office:string-value="Introduction to Visual Computing">
            <text:p>Introduction to Visual Comput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36H1">
            <text:p>CSC336H1</text:p>
          </table:table-cell>
          <table:table-cell office:value-type="string" office:string-value="F">
            <text:p>F</text:p>
          </table:table-cell>
          <table:table-cell office:value-type="string" office:string-value="Numerical Methods">
            <text:p>Numerical Methods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43H1">
            <text:p>CSC343H1</text:p>
          </table:table-cell>
          <table:table-cell office:value-type="string" office:string-value="F">
            <text:p>F</text:p>
          </table:table-cell>
          <table:table-cell office:value-type="string" office:string-value="Introduction to Databases">
            <text:p>Introduction to Databas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43H1">
            <text:p>CSC343H1</text:p>
          </table:table-cell>
          <table:table-cell office:value-type="string" office:string-value="S">
            <text:p>S</text:p>
          </table:table-cell>
          <table:table-cell office:value-type="string" office:string-value="Introduction to Databases">
            <text:p>Introduction to Databas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43H5">
            <text:p>CSC343H5</text:p>
          </table:table-cell>
          <table:table-cell office:value-type="string" office:string-value="S">
            <text:p>S</text:p>
          </table:table-cell>
          <table:table-cell office:value-type="string" office:string-value=" Introduction to Databases">
            <text:p> Introduction to Databas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67H1">
            <text:p>CSC367H1</text:p>
          </table:table-cell>
          <table:table-cell office:value-type="string" office:string-value="S">
            <text:p>S</text:p>
          </table:table-cell>
          <table:table-cell office:value-type="string" office:string-value="Parallel Programming">
            <text:p>Parallel Programm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67H5">
            <text:p>CSC367H5</text:p>
          </table:table-cell>
          <table:table-cell office:value-type="string" office:string-value="F">
            <text:p>F</text:p>
          </table:table-cell>
          <table:table-cell office:value-type="string" office:string-value=" Parallel Programming">
            <text:p> Parallel Programm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84H1">
            <text:p>CSC384H1</text:p>
          </table:table-cell>
          <table:table-cell office:value-type="string" office:string-value="S">
            <text:p>S</text:p>
          </table:table-cell>
          <table:table-cell office:value-type="string" office:string-value="Introduction to Artificial Intelligence">
            <text:p>Introduction to Artificial Intellige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84H1">
            <text:p>CSC384H1</text:p>
          </table:table-cell>
          <table:table-cell office:value-type="string" office:string-value="F">
            <text:p>F</text:p>
          </table:table-cell>
          <table:table-cell office:value-type="string" office:string-value="Introduction to Artificial Intelligence">
            <text:p>Introduction to Artificial Intellige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384H5">
            <text:p>CSC384H5</text:p>
          </table:table-cell>
          <table:table-cell office:value-type="string" office:string-value="S">
            <text:p>S</text:p>
          </table:table-cell>
          <table:table-cell office:value-type="string" office:string-value=" Introduction to Artificial Intelligence">
            <text:p> Introduction to Artificial Intellige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01H1">
            <text:p>CSC401H1</text:p>
          </table:table-cell>
          <table:table-cell office:value-type="string" office:string-value="S">
            <text:p>S</text:p>
          </table:table-cell>
          <table:table-cell office:value-type="string" office:string-value="Natural Language Computing">
            <text:p>Natural Language Computing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</table:table-row>
        <table:table-row>
          <table:table-cell office:value-type="string" office:string-value="CSC404H1">
            <text:p>CSC404H1</text:p>
          </table:table-cell>
          <table:table-cell office:value-type="string" office:string-value="S">
            <text:p>S</text:p>
          </table:table-cell>
          <table:table-cell office:value-type="string" office:string-value="Introduction to Video Game Design">
            <text:p>Introduction to Video Game Desig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04H1">
            <text:p>CSC404H1</text:p>
          </table:table-cell>
          <table:table-cell office:value-type="string" office:string-value="F">
            <text:p>F</text:p>
          </table:table-cell>
          <table:table-cell office:value-type="string" office:string-value="Introduction to Video Game Design">
            <text:p>Introduction to Video Game Desig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13H1">
            <text:p>CSC413H1</text:p>
          </table:table-cell>
          <table:table-cell office:value-type="string" office:string-value="S">
            <text:p>S</text:p>
          </table:table-cell>
          <table:table-cell office:value-type="string" office:string-value="Neural Networks and Deep Learning">
            <text:p>Neural Networks and Deep Learn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</table:table-row>
        <table:table-row>
          <table:table-cell office:value-type="string" office:string-value="CSC417H1">
            <text:p>CSC417H1</text:p>
          </table:table-cell>
          <table:table-cell office:value-type="string" office:string-value="F">
            <text:p>F</text:p>
          </table:table-cell>
          <table:table-cell office:value-type="string" office:string-value="Physics-Based Animation">
            <text:p>Physics-Based Animation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19H1">
            <text:p>CSC419H1</text:p>
          </table:table-cell>
          <table:table-cell office:value-type="string" office:string-value="F">
            <text:p>F</text:p>
          </table:table-cell>
          <table:table-cell office:value-type="string" office:string-value="Geometry Processing">
            <text:p>Geometry Processing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20H1">
            <text:p>CSC420H1</text:p>
          </table:table-cell>
          <table:table-cell office:value-type="string" office:string-value="S">
            <text:p>S</text:p>
          </table:table-cell>
          <table:table-cell office:value-type="string" office:string-value="Introduction to Image Understanding">
            <text:p>Introduction to Image Understand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20H1">
            <text:p>CSC420H1</text:p>
          </table:table-cell>
          <table:table-cell office:value-type="string" office:string-value="F">
            <text:p>F</text:p>
          </table:table-cell>
          <table:table-cell office:value-type="string" office:string-value="Introduction to Image Understanding">
            <text:p>Introduction to Image Understand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20H5">
            <text:p>CSC420H5</text:p>
          </table:table-cell>
          <table:table-cell office:value-type="string" office:string-value="S">
            <text:p>S</text:p>
          </table:table-cell>
          <table:table-cell office:value-type="string" office:string-value=" Introduction to Image Understanding">
            <text:p> Introduction to Image Understand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28H1">
            <text:p>CSC428H1</text:p>
          </table:table-cell>
          <table:table-cell office:value-type="string" office:string-value="S">
            <text:p>S</text:p>
          </table:table-cell>
          <table:table-cell office:value-type="string" office:string-value="Human-Computer Interaction">
            <text:p>Human-Computer Interac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28H1">
            <text:p>CSC428H1</text:p>
          </table:table-cell>
          <table:table-cell office:value-type="string" office:string-value="F">
            <text:p>F</text:p>
          </table:table-cell>
          <table:table-cell office:value-type="string" office:string-value="Human-Computer Interaction">
            <text:p>Human-Computer Interac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38H1">
            <text:p>CSC438H1</text:p>
          </table:table-cell>
          <table:table-cell office:value-type="string" office:string-value="S">
            <text:p>S</text:p>
          </table:table-cell>
          <table:table-cell office:value-type="string" office:string-value="Computability and Logic">
            <text:p>Computability and Logic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43H1">
            <text:p>CSC443H1</text:p>
          </table:table-cell>
          <table:table-cell office:value-type="string" office:string-value="S">
            <text:p>S</text:p>
          </table:table-cell>
          <table:table-cell office:value-type="string" office:string-value="Database System Technology">
            <text:p>Database System Technolog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63H1">
            <text:p>CSC463H1</text:p>
          </table:table-cell>
          <table:table-cell office:value-type="string" office:string-value="F">
            <text:p>F</text:p>
          </table:table-cell>
          <table:table-cell office:value-type="string" office:string-value="Computational Complexity and Computability">
            <text:p>Computational Complexity and Computability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CSC465H1">
            <text:p>CSC465H1</text:p>
          </table:table-cell>
          <table:table-cell office:value-type="string" office:string-value="F">
            <text:p>F</text:p>
          </table:table-cell>
          <table:table-cell office:value-type="string" office:string-value="Formal Methods in Software Design">
            <text:p>Formal Methods in Software Desig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</table:table-row>
        <table:table-row>
          <table:table-cell office:value-type="string" office:string-value="CSC469H1">
            <text:p>CSC469H1</text:p>
          </table:table-cell>
          <table:table-cell office:value-type="string" office:string-value="F">
            <text:p>F</text:p>
          </table:table-cell>
          <table:table-cell office:value-type="string" office:string-value="Operating Systems Design and Implementation">
            <text:p>Operating Systems Design and Implement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  <table:table-cell office:value-type="float" office:value="12.0">
            <text:p>12.0</text:p>
          </table:table-cell>
        </table:table-row>
        <table:table-row>
          <table:table-cell office:value-type="string" office:string-value="CSC473H1">
            <text:p>CSC473H1</text:p>
          </table:table-cell>
          <table:table-cell office:value-type="string" office:string-value="S">
            <text:p>S</text:p>
          </table:table-cell>
          <table:table-cell office:value-type="string" office:string-value="Advanced Algorithm Design">
            <text:p>Advanced Algorithm Desig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</table:table-row>
        <table:table-row>
          <table:table-cell office:value-type="string" office:string-value="CSC485H1">
            <text:p>CSC485H1</text:p>
          </table:table-cell>
          <table:table-cell office:value-type="string" office:string-value="F">
            <text:p>F</text:p>
          </table:table-cell>
          <table:table-cell office:value-type="string" office:string-value="Computational Linguistics">
            <text:p>Computational Linguist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159H1">
            <text:p>ECE159H1</text:p>
          </table:table-cell>
          <table:table-cell office:value-type="string" office:string-value="S">
            <text:p>S</text:p>
          </table:table-cell>
          <table:table-cell office:value-type="string" office:string-value="Fundamentals of Electric Circuits">
            <text:p>Fundamentals of Electric Circuits</text:p>
          </table:table-cell>
          <table:table-cell office:value-type="float" office:value="0.0">
            <text:p/>
          </table:table-cell>
          <table:table-cell office:value-type="float" office:value="20.74">
            <text:p>20.74</text:p>
          </table:table-cell>
          <table:table-cell office:value-type="float" office:value="0.0">
            <text:p/>
          </table:table-cell>
          <table:table-cell office:value-type="float" office:value="31.11">
            <text:p>31.11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253H1">
            <text:p>ECE253H1</text:p>
          </table:table-cell>
          <table:table-cell office:value-type="string" office:string-value="F">
            <text:p>F</text:p>
          </table:table-cell>
          <table:table-cell office:value-type="string" office:string-value="Digital and Computer Systems">
            <text:p>Digital and Computer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2.94">
            <text:p>32.94</text:p>
          </table:table-cell>
          <table:table-cell office:value-type="float" office:value="21.96">
            <text:p>21.96</text:p>
          </table:table-cell>
        </table:table-row>
        <table:table-row>
          <table:table-cell office:value-type="string" office:string-value="ECE259H1">
            <text:p>ECE259H1</text:p>
          </table:table-cell>
          <table:table-cell office:value-type="string" office:string-value="S">
            <text:p>S</text:p>
          </table:table-cell>
          <table:table-cell office:value-type="string" office:string-value="Electromagnetism">
            <text:p>Electromagnetism</text:p>
          </table:table-cell>
          <table:table-cell office:value-type="float" office:value="12.81">
            <text:p>12.81</text:p>
          </table:table-cell>
          <table:table-cell office:value-type="float" office:value="12.81">
            <text:p>12.81</text:p>
          </table:table-cell>
          <table:table-cell office:value-type="float" office:value="0.0">
            <text:p/>
          </table:table-cell>
          <table:table-cell office:value-type="float" office:value="17.08">
            <text:p>17.0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02H1">
            <text:p>ECE302H1</text:p>
          </table:table-cell>
          <table:table-cell office:value-type="string" office:string-value="F">
            <text:p>F</text:p>
          </table:table-cell>
          <table:table-cell office:value-type="string" office:string-value="Probability and Applications">
            <text:p>Probability and Applications</text:p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02H1">
            <text:p>ECE302H1</text:p>
          </table:table-cell>
          <table:table-cell office:value-type="string" office:string-value="S">
            <text:p>S</text:p>
          </table:table-cell>
          <table:table-cell office:value-type="string" office:string-value="Probability and Applications">
            <text:p>Probability and Applications</text:p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11H1">
            <text:p>ECE311H1</text:p>
          </table:table-cell>
          <table:table-cell office:value-type="string" office:string-value="S">
            <text:p>S</text:p>
          </table:table-cell>
          <table:table-cell office:value-type="string" office:string-value="Introduction to Control Systems">
            <text:p>Introduction to Control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311H1">
            <text:p>ECE311H1</text:p>
          </table:table-cell>
          <table:table-cell office:value-type="string" office:string-value="F">
            <text:p>F</text:p>
          </table:table-cell>
          <table:table-cell office:value-type="string" office:string-value="Introduction to Control Systems">
            <text:p>Introduction to Control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313H1">
            <text:p>ECE313H1</text:p>
          </table:table-cell>
          <table:table-cell office:value-type="string" office:string-value="S">
            <text:p>S</text:p>
          </table:table-cell>
          <table:table-cell office:value-type="string" office:string-value="Energy Systems and Distributed Generation">
            <text:p>Energy Systems and Distributed Gener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85">
            <text:p>51.8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14H1">
            <text:p>ECE314H1</text:p>
          </table:table-cell>
          <table:table-cell office:value-type="string" office:string-value="F">
            <text:p>F</text:p>
          </table:table-cell>
          <table:table-cell office:value-type="string" office:string-value="Fundamentals of Electrical Energy Systems">
            <text:p>Fundamentals of Electrical Energy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316H1">
            <text:p>ECE316H1</text:p>
          </table:table-cell>
          <table:table-cell office:value-type="string" office:string-value="F">
            <text:p>F</text:p>
          </table:table-cell>
          <table:table-cell office:value-type="string" office:string-value="Communication Systems">
            <text:p>Communication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85">
            <text:p>51.8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16H1">
            <text:p>ECE316H1</text:p>
          </table:table-cell>
          <table:table-cell office:value-type="string" office:string-value="S">
            <text:p>S</text:p>
          </table:table-cell>
          <table:table-cell office:value-type="string" office:string-value="Communication Systems">
            <text:p>Communication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85">
            <text:p>51.8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18H1">
            <text:p>ECE318H1</text:p>
          </table:table-cell>
          <table:table-cell office:value-type="string" office:string-value="F">
            <text:p>F</text:p>
          </table:table-cell>
          <table:table-cell office:value-type="string" office:string-value="Fundamentals of Optics">
            <text:p>Fundamentals of Optics</text:p>
          </table:table-cell>
          <table:table-cell office:value-type="float" office:value="0.0">
            <text:p/>
          </table:table-cell>
          <table:table-cell office:value-type="float" office:value="31.11">
            <text:p>31.11</text:p>
          </table:table-cell>
          <table:table-cell office:value-type="float" office:value="0.0">
            <text:p/>
          </table:table-cell>
          <table:table-cell office:value-type="float" office:value="20.74">
            <text:p>20.74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18H1">
            <text:p>ECE318H1</text:p>
          </table:table-cell>
          <table:table-cell office:value-type="string" office:string-value="S">
            <text:p>S</text:p>
          </table:table-cell>
          <table:table-cell office:value-type="string" office:string-value="Fundamentals of Optics">
            <text:p>Fundamentals of Optics</text:p>
          </table:table-cell>
          <table:table-cell office:value-type="float" office:value="0.0">
            <text:p/>
          </table:table-cell>
          <table:table-cell office:value-type="float" office:value="31.11">
            <text:p>31.11</text:p>
          </table:table-cell>
          <table:table-cell office:value-type="float" office:value="0.0">
            <text:p/>
          </table:table-cell>
          <table:table-cell office:value-type="float" office:value="20.74">
            <text:p>20.74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20H1">
            <text:p>ECE320H1</text:p>
          </table:table-cell>
          <table:table-cell office:value-type="string" office:string-value="F">
            <text:p>F</text:p>
          </table:table-cell>
          <table:table-cell office:value-type="string" office:string-value="Fields and Waves">
            <text:p>Fields and Waves</text:p>
          </table:table-cell>
          <table:table-cell office:value-type="float" office:value="0.0">
            <text:p/>
          </table:table-cell>
          <table:table-cell office:value-type="float" office:value="30.11">
            <text:p>30.11</text:p>
          </table:table-cell>
          <table:table-cell office:value-type="float" office:value="0.0">
            <text:p/>
          </table:table-cell>
          <table:table-cell office:value-type="float" office:value="20.74">
            <text:p>20.74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26H1">
            <text:p>ECE326H1</text:p>
          </table:table-cell>
          <table:table-cell office:value-type="string" office:string-value="F">
            <text:p>F</text:p>
          </table:table-cell>
          <table:table-cell office:value-type="string" office:string-value="Programming Languages">
            <text:p>Programming Languag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330H1">
            <text:p>ECE330H1</text:p>
          </table:table-cell>
          <table:table-cell office:value-type="string" office:string-value="S">
            <text:p>S</text:p>
          </table:table-cell>
          <table:table-cell office:value-type="string" office:string-value="Quantum and Semiconductor Physics">
            <text:p>Quantum and Semiconductor Physics</text:p>
          </table:table-cell>
          <table:table-cell office:value-type="float" office:value="0.0">
            <text:p/>
          </table:table-cell>
          <table:table-cell office:value-type="float" office:value="29.28">
            <text:p>29.28</text:p>
          </table:table-cell>
          <table:table-cell office:value-type="float" office:value="0.0">
            <text:p/>
          </table:table-cell>
          <table:table-cell office:value-type="float" office:value="19.52">
            <text:p>19.52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31H1">
            <text:p>ECE331H1</text:p>
          </table:table-cell>
          <table:table-cell office:value-type="string" office:string-value="F">
            <text:p>F</text:p>
          </table:table-cell>
          <table:table-cell office:value-type="string" office:string-value="Analog Electronics">
            <text:p>Analog Electron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3">
            <text:p>36.3</text:p>
          </table:table-cell>
          <table:table-cell office:value-type="float" office:value="15.55">
            <text:p>15.55</text:p>
          </table:table-cell>
        </table:table-row>
        <table:table-row>
          <table:table-cell office:value-type="string" office:string-value="ECE334H1">
            <text:p>ECE334H1</text:p>
          </table:table-cell>
          <table:table-cell office:value-type="string" office:string-value="S">
            <text:p>S</text:p>
          </table:table-cell>
          <table:table-cell office:value-type="string" office:string-value="Digital Electronics">
            <text:p>Digital Electron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3">
            <text:p>36.3</text:p>
          </table:table-cell>
          <table:table-cell office:value-type="float" office:value="15.55">
            <text:p>15.55</text:p>
          </table:table-cell>
        </table:table-row>
        <table:table-row>
          <table:table-cell office:value-type="string" office:string-value="ECE334H1">
            <text:p>ECE334H1</text:p>
          </table:table-cell>
          <table:table-cell office:value-type="string" office:string-value="F">
            <text:p>F</text:p>
          </table:table-cell>
          <table:table-cell office:value-type="string" office:string-value="Digital Electronics">
            <text:p>Digital Electron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3">
            <text:p>36.3</text:p>
          </table:table-cell>
          <table:table-cell office:value-type="float" office:value="15.55">
            <text:p>15.55</text:p>
          </table:table-cell>
        </table:table-row>
        <table:table-row>
          <table:table-cell office:value-type="string" office:string-value="ECE335H1">
            <text:p>ECE335H1</text:p>
          </table:table-cell>
          <table:table-cell office:value-type="string" office:string-value="F">
            <text:p>F</text:p>
          </table:table-cell>
          <table:table-cell office:value-type="string" office:string-value="Introduction to Electronic Devices">
            <text:p>Introduction to Electronic Devices</text:p>
          </table:table-cell>
          <table:table-cell office:value-type="float" office:value="0.0">
            <text:p/>
          </table:table-cell>
          <table:table-cell office:value-type="float" office:value="17.38">
            <text:p>17.38</text:p>
          </table:table-cell>
          <table:table-cell office:value-type="float" office:value="0.0">
            <text:p/>
          </table:table-cell>
          <table:table-cell office:value-type="float" office:value="40.57">
            <text:p>40.57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42H1">
            <text:p>ECE342H1</text:p>
          </table:table-cell>
          <table:table-cell office:value-type="string" office:string-value="S">
            <text:p>S</text:p>
          </table:table-cell>
          <table:table-cell office:value-type="string" office:string-value="Computer Hardware">
            <text:p>Computer Hardwar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 office:string-value="ECE344H1">
            <text:p>ECE344H1</text:p>
          </table:table-cell>
          <table:table-cell office:value-type="string" office:string-value="F">
            <text:p>F</text:p>
          </table:table-cell>
          <table:table-cell office:value-type="string" office:string-value="Operating Systems">
            <text:p>Operating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2.94">
            <text:p>32.94</text:p>
          </table:table-cell>
          <table:table-cell office:value-type="float" office:value="21.96">
            <text:p>21.96</text:p>
          </table:table-cell>
        </table:table-row>
        <table:table-row>
          <table:table-cell office:value-type="string" office:string-value="ECE344H1">
            <text:p>ECE344H1</text:p>
          </table:table-cell>
          <table:table-cell office:value-type="string" office:string-value="S">
            <text:p>S</text:p>
          </table:table-cell>
          <table:table-cell office:value-type="string" office:string-value="Operating Systems">
            <text:p>Operating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2.94">
            <text:p>32.94</text:p>
          </table:table-cell>
          <table:table-cell office:value-type="float" office:value="21.96">
            <text:p>21.96</text:p>
          </table:table-cell>
        </table:table-row>
        <table:table-row>
          <table:table-cell office:value-type="string" office:string-value="ECE345H1">
            <text:p>ECE345H1</text:p>
          </table:table-cell>
          <table:table-cell office:value-type="string" office:string-value="F">
            <text:p>F</text:p>
          </table:table-cell>
          <table:table-cell office:value-type="string" office:string-value="Algorithms and Data Structures">
            <text:p>Algorithms and Data Structur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12.2">
            <text:p>12.2</text:p>
          </table:table-cell>
        </table:table-row>
        <table:table-row>
          <table:table-cell office:value-type="string" office:string-value="ECE345H1">
            <text:p>ECE345H1</text:p>
          </table:table-cell>
          <table:table-cell office:value-type="string" office:string-value="S">
            <text:p>S</text:p>
          </table:table-cell>
          <table:table-cell office:value-type="string" office:string-value="Algorithms and Data Structures">
            <text:p>Algorithms and Data Structur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12.2">
            <text:p>12.2</text:p>
          </table:table-cell>
        </table:table-row>
        <table:table-row>
          <table:table-cell office:value-type="string" office:string-value="ECE349H1">
            <text:p>ECE349H1</text:p>
          </table:table-cell>
          <table:table-cell office:value-type="string" office:string-value="F">
            <text:p>F</text:p>
          </table:table-cell>
          <table:table-cell office:value-type="string" office:string-value="Introduction to Energy Systems">
            <text:p>Introduction to Energy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85">
            <text:p>51.8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50H1">
            <text:p>ECE350H1</text:p>
          </table:table-cell>
          <table:table-cell office:value-type="string" office:string-value="S">
            <text:p>S</text:p>
          </table:table-cell>
          <table:table-cell office:value-type="string" office:string-value="Semiconductor Electronic Devices">
            <text:p>Semiconductor Electronic Devices</text:p>
          </table:table-cell>
          <table:table-cell office:value-type="float" office:value="0.0">
            <text:p/>
          </table:table-cell>
          <table:table-cell office:value-type="float" office:value="15.55">
            <text:p>15.55</text:p>
          </table:table-cell>
          <table:table-cell office:value-type="float" office:value="0.0">
            <text:p/>
          </table:table-cell>
          <table:table-cell office:value-type="float" office:value="36.3">
            <text:p>36.3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52H1">
            <text:p>ECE352H1</text:p>
          </table:table-cell>
          <table:table-cell office:value-type="string" office:string-value="F">
            <text:p>F</text:p>
          </table:table-cell>
          <table:table-cell office:value-type="string" office:string-value="Computer Organization">
            <text:p>Computer Organiz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 office:string-value="ECE353H1">
            <text:p>ECE353H1</text:p>
          </table:table-cell>
          <table:table-cell office:value-type="string" office:string-value="S">
            <text:p>S</text:p>
          </table:table-cell>
          <table:table-cell office:value-type="string" office:string-value="Systems Software">
            <text:p>Systems Softwar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4.9">
            <text:p>54.9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54H1">
            <text:p>ECE354H1</text:p>
          </table:table-cell>
          <table:table-cell office:value-type="string" office:string-value="S">
            <text:p>S</text:p>
          </table:table-cell>
          <table:table-cell office:value-type="string" office:string-value="Electronic Circuits">
            <text:p>Electronic Circui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875">
            <text:p>22.875</text:p>
          </table:table-cell>
          <table:table-cell office:value-type="float" office:value="22.875">
            <text:p>22.875</text:p>
          </table:table-cell>
        </table:table-row>
        <table:table-row>
          <table:table-cell office:value-type="string" office:string-value="ECE355H1">
            <text:p>ECE355H1</text:p>
          </table:table-cell>
          <table:table-cell office:value-type="string" office:string-value="F">
            <text:p>F</text:p>
          </table:table-cell>
          <table:table-cell office:value-type="string" office:string-value="Signal Analysis and Communication">
            <text:p>Signal Analysis and Communic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56H1">
            <text:p>ECE356H1</text:p>
          </table:table-cell>
          <table:table-cell office:value-type="string" office:string-value="S">
            <text:p>S</text:p>
          </table:table-cell>
          <table:table-cell office:value-type="string" office:string-value="Introduction to Control Theory">
            <text:p>Introduction to Control Theor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357H1">
            <text:p>ECE357H1</text:p>
          </table:table-cell>
          <table:table-cell office:value-type="string" office:string-value="S">
            <text:p>S</text:p>
          </table:table-cell>
          <table:table-cell office:value-type="string" office:string-value="Electromagnetic Fields">
            <text:p>Electromagnetic Field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85">
            <text:p>51.8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58H1">
            <text:p>ECE358H1</text:p>
          </table:table-cell>
          <table:table-cell office:value-type="string" office:string-value="F">
            <text:p>F</text:p>
          </table:table-cell>
          <table:table-cell office:value-type="string" office:string-value="Foundations of Computing">
            <text:p>Foundations of Comput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2.7">
            <text:p>42.7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60H1">
            <text:p>ECE360H1</text:p>
          </table:table-cell>
          <table:table-cell office:value-type="string" office:string-value="F">
            <text:p>F</text:p>
          </table:table-cell>
          <table:table-cell office:value-type="string" office:string-value="Electronics">
            <text:p>Electron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25">
            <text:p>25.925</text:p>
          </table:table-cell>
          <table:table-cell office:value-type="float" office:value="25.925">
            <text:p>25.925</text:p>
          </table:table-cell>
        </table:table-row>
        <table:table-row>
          <table:table-cell office:value-type="string" office:string-value="ECE361H1">
            <text:p>ECE361H1</text:p>
          </table:table-cell>
          <table:table-cell office:value-type="string" office:string-value="F">
            <text:p>F</text:p>
          </table:table-cell>
          <table:table-cell office:value-type="string" office:string-value="Computer Networks I">
            <text:p>Computer Networks I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361H1">
            <text:p>ECE361H1</text:p>
          </table:table-cell>
          <table:table-cell office:value-type="string" office:string-value="S">
            <text:p>S</text:p>
          </table:table-cell>
          <table:table-cell office:value-type="string" office:string-value="Computer Networks I">
            <text:p>Computer Networks I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363H1">
            <text:p>ECE363H1</text:p>
          </table:table-cell>
          <table:table-cell office:value-type="string" office:string-value="S">
            <text:p>S</text:p>
          </table:table-cell>
          <table:table-cell office:value-type="string" office:string-value="Communication Systems">
            <text:p>Communication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85">
            <text:p>51.8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67H1">
            <text:p>ECE367H1</text:p>
          </table:table-cell>
          <table:table-cell office:value-type="string" office:string-value="F">
            <text:p>F</text:p>
          </table:table-cell>
          <table:table-cell office:value-type="string" office:string-value="Matrix Algebra and Optimization">
            <text:p>Matrix Algebra and Optimization</text:p>
          </table:table-cell>
          <table:table-cell office:value-type="float" office:value="24.4">
            <text:p>24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">
            <text:p>24.4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368H1">
            <text:p>ECE368H1</text:p>
          </table:table-cell>
          <table:table-cell office:value-type="string" office:string-value="S">
            <text:p>S</text:p>
          </table:table-cell>
          <table:table-cell office:value-type="string" office:string-value="Probabilistic Reasoning">
            <text:p>Probabilistic Reasoning</text:p>
          </table:table-cell>
          <table:table-cell office:value-type="float" office:value="32.0">
            <text:p>3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7">
            <text:p>10.7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10H1">
            <text:p>ECE410H1</text:p>
          </table:table-cell>
          <table:table-cell office:value-type="string" office:string-value="F">
            <text:p>F</text:p>
          </table:table-cell>
          <table:table-cell office:value-type="string" office:string-value="Linear Control Systems">
            <text:p>Linear Control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11H1">
            <text:p>ECE411H1</text:p>
          </table:table-cell>
          <table:table-cell office:value-type="string" office:string-value="S">
            <text:p>S</text:p>
          </table:table-cell>
          <table:table-cell office:value-type="string" office:string-value="Adaptive Control and Reinforcement Learning">
            <text:p>Adaptive Control and Reinforcement Learn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12H1">
            <text:p>ECE412H1</text:p>
          </table:table-cell>
          <table:table-cell office:value-type="string" office:string-value="S">
            <text:p>S</text:p>
          </table:table-cell>
          <table:table-cell office:value-type="string" office:string-value="Analog Signal Processing Circuits">
            <text:p>Analog Signal Processing Circui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">
            <text:p>24.4</text:p>
          </table:table-cell>
          <table:table-cell office:value-type="float" office:value="24.4">
            <text:p>24.4</text:p>
          </table:table-cell>
        </table:table-row>
        <table:table-row>
          <table:table-cell office:value-type="string" office:string-value="ECE417H1">
            <text:p>ECE417H1</text:p>
          </table:table-cell>
          <table:table-cell office:value-type="string" office:string-value="F">
            <text:p>F</text:p>
          </table:table-cell>
          <table:table-cell office:value-type="string" office:string-value="Digital Communication">
            <text:p>Digital Communic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19H1">
            <text:p>ECE419H1</text:p>
          </table:table-cell>
          <table:table-cell office:value-type="string" office:string-value="S">
            <text:p>S</text:p>
          </table:table-cell>
          <table:table-cell office:value-type="string" office:string-value="Distributed Systems">
            <text:p>Distributed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25">
            <text:p>25.925</text:p>
          </table:table-cell>
          <table:table-cell office:value-type="float" office:value="25.925">
            <text:p>25.925</text:p>
          </table:table-cell>
        </table:table-row>
        <table:table-row>
          <table:table-cell office:value-type="string" office:string-value="ECE421H1">
            <text:p>ECE421H1</text:p>
          </table:table-cell>
          <table:table-cell office:value-type="string" office:string-value="F">
            <text:p>F</text:p>
          </table:table-cell>
          <table:table-cell office:value-type="string" office:string-value="Introduction to Machine Learning">
            <text:p>Introduction to Machine Learn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21H1">
            <text:p>ECE421H1</text:p>
          </table:table-cell>
          <table:table-cell office:value-type="string" office:string-value="S">
            <text:p>S</text:p>
          </table:table-cell>
          <table:table-cell office:value-type="string" office:string-value="Introduction to Machine Learning">
            <text:p>Introduction to Machine Learn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22H1">
            <text:p>ECE422H1</text:p>
          </table:table-cell>
          <table:table-cell office:value-type="string" office:string-value="S">
            <text:p>S</text:p>
          </table:table-cell>
          <table:table-cell office:value-type="string" office:string-value="Radio and Microwave Wireless Systems">
            <text:p>Radio and Microwave Wireless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24H1">
            <text:p>ECE424H1</text:p>
          </table:table-cell>
          <table:table-cell office:value-type="string" office:string-value="F">
            <text:p>F</text:p>
          </table:table-cell>
          <table:table-cell office:value-type="string" office:string-value="Microwave Circuits">
            <text:p>Microwave Circui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25">
            <text:p>25.925</text:p>
          </table:table-cell>
          <table:table-cell office:value-type="float" office:value="25.925">
            <text:p>25.925</text:p>
          </table:table-cell>
        </table:table-row>
        <table:table-row>
          <table:table-cell office:value-type="string" office:string-value="ECE427H1">
            <text:p>ECE427H1</text:p>
          </table:table-cell>
          <table:table-cell office:value-type="string" office:string-value="F">
            <text:p>F</text:p>
          </table:table-cell>
          <table:table-cell office:value-type="string" office:string-value="Photonic Devices">
            <text:p>Photonic Devices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30H1">
            <text:p>ECE430H1</text:p>
          </table:table-cell>
          <table:table-cell office:value-type="string" office:string-value="F">
            <text:p>F</text:p>
          </table:table-cell>
          <table:table-cell office:value-type="string" office:string-value="Analog Integrated Circuits">
            <text:p>Analog Integrated Circui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25">
            <text:p>25.925</text:p>
          </table:table-cell>
          <table:table-cell office:value-type="float" office:value="25.925">
            <text:p>25.925</text:p>
          </table:table-cell>
        </table:table-row>
        <table:table-row>
          <table:table-cell office:value-type="string" office:string-value="ECE431H1">
            <text:p>ECE431H1</text:p>
          </table:table-cell>
          <table:table-cell office:value-type="string" office:string-value="F">
            <text:p>F</text:p>
          </table:table-cell>
          <table:table-cell office:value-type="string" office:string-value="Digital Signal Processing">
            <text:p>Digital Signal Process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35H1">
            <text:p>ECE435H1</text:p>
          </table:table-cell>
          <table:table-cell office:value-type="string" office:string-value="F">
            <text:p>F</text:p>
          </table:table-cell>
          <table:table-cell office:value-type="string" office:string-value="Quantum Computing Hardware">
            <text:p>Quantum Computing Hardwar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975">
            <text:p>28.975</text:p>
          </table:table-cell>
          <table:table-cell office:value-type="float" office:value="28.975">
            <text:p>28.975</text:p>
          </table:table-cell>
        </table:table-row>
        <table:table-row>
          <table:table-cell office:value-type="string" office:string-value="ECE437H1">
            <text:p>ECE437H1</text:p>
          </table:table-cell>
          <table:table-cell office:value-type="string" office:string-value="S">
            <text:p>S</text:p>
          </table:table-cell>
          <table:table-cell office:value-type="string" office:string-value="VLSI Technology">
            <text:p>VLSI Technolog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 office:string-value="ECE441H1">
            <text:p>ECE441H1</text:p>
          </table:table-cell>
          <table:table-cell office:value-type="string" office:string-value="F">
            <text:p>F</text:p>
          </table:table-cell>
          <table:table-cell office:value-type="string" office:string-value="Interfacing &amp; Modulating the Nervous System">
            <text:p>Interfacing &amp; Modulating the Nervous System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7.1">
            <text:p>67.1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42H1">
            <text:p>ECE442H1</text:p>
          </table:table-cell>
          <table:table-cell office:value-type="string" office:string-value="F">
            <text:p>F</text:p>
          </table:table-cell>
          <table:table-cell office:value-type="string" office:string-value="Introduction to Micro- and Nano-Fabrication Technologies">
            <text:p>Introduction to Micro- and Nano-Fabrication Technolog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6.4">
            <text:p>56.4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44H1">
            <text:p>ECE444H1</text:p>
          </table:table-cell>
          <table:table-cell office:value-type="string" office:string-value="F">
            <text:p>F</text:p>
          </table:table-cell>
          <table:table-cell office:value-type="string" office:string-value="Software Engineering">
            <text:p>Software Engineer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 office:string-value="ECE446H1">
            <text:p>ECE446H1</text:p>
          </table:table-cell>
          <table:table-cell office:value-type="string" office:string-value="F">
            <text:p>F</text:p>
          </table:table-cell>
          <table:table-cell office:value-type="string" office:string-value="Audio, Acoustics and Sensing">
            <text:p>Audio, Acoustics and Sensing</text:p>
          </table:table-cell>
          <table:table-cell office:value-type="float" office:value="0.0">
            <text:p/>
          </table:table-cell>
          <table:table-cell office:value-type="float" office:value="11.43">
            <text:p>11.43</text:p>
          </table:table-cell>
          <table:table-cell office:value-type="float" office:value="0.0">
            <text:p/>
          </table:table-cell>
          <table:table-cell office:value-type="float" office:value="16.01">
            <text:p>16.01</text:p>
          </table:table-cell>
          <table:table-cell office:value-type="float" office:value="18.3">
            <text:p>18.3</text:p>
          </table:table-cell>
        </table:table-row>
        <table:table-row>
          <table:table-cell office:value-type="string" office:string-value="ECE448H1">
            <text:p>ECE448H1</text:p>
          </table:table-cell>
          <table:table-cell office:value-type="string" office:string-value="S">
            <text:p>S</text:p>
          </table:table-cell>
          <table:table-cell office:value-type="string" office:string-value="Biocomputation">
            <text:p>Biocomputation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54H1">
            <text:p>ECE454H1</text:p>
          </table:table-cell>
          <table:table-cell office:value-type="string" office:string-value="F">
            <text:p>F</text:p>
          </table:table-cell>
          <table:table-cell office:value-type="string" office:string-value="Computer Systems Programming">
            <text:p>Computer Systems Programm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 office:string-value="ECE461H1">
            <text:p>ECE461H1</text:p>
          </table:table-cell>
          <table:table-cell office:value-type="string" office:string-value="F">
            <text:p>F</text:p>
          </table:table-cell>
          <table:table-cell office:value-type="string" office:string-value="Internetworking">
            <text:p>Internetwork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62H1">
            <text:p>ECE462H1</text:p>
          </table:table-cell>
          <table:table-cell office:value-type="string" office:string-value="S">
            <text:p>S</text:p>
          </table:table-cell>
          <table:table-cell office:value-type="string" office:string-value="Multimedia Systems">
            <text:p>Multimedia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63H1">
            <text:p>ECE463H1</text:p>
          </table:table-cell>
          <table:table-cell office:value-type="string" office:string-value="S">
            <text:p>S</text:p>
          </table:table-cell>
          <table:table-cell office:value-type="string" office:string-value="Electric Drives">
            <text:p>Electric Driv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64H1">
            <text:p>ECE464H1</text:p>
          </table:table-cell>
          <table:table-cell office:value-type="string" office:string-value="S">
            <text:p>S</text:p>
          </table:table-cell>
          <table:table-cell office:value-type="string" office:string-value="Wireless Communication">
            <text:p>Wireless Communic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66H1">
            <text:p>ECE466H1</text:p>
          </table:table-cell>
          <table:table-cell office:value-type="string" office:string-value="S">
            <text:p>S</text:p>
          </table:table-cell>
          <table:table-cell office:value-type="string" office:string-value="Computer Networks II">
            <text:p>Computer Networks II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67H1">
            <text:p>ECE467H1</text:p>
          </table:table-cell>
          <table:table-cell office:value-type="string" office:string-value="F">
            <text:p>F</text:p>
          </table:table-cell>
          <table:table-cell office:value-type="string" office:string-value="Compilers &amp; Interpreters">
            <text:p>Compilers &amp; Interpreter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469H1">
            <text:p>ECE469H1</text:p>
          </table:table-cell>
          <table:table-cell office:value-type="string" office:string-value="S">
            <text:p>S</text:p>
          </table:table-cell>
          <table:table-cell office:value-type="string" office:string-value="Optical Communications and Networks">
            <text:p>Optical Communications and Network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96">
            <text:p>12.96</text:p>
          </table:table-cell>
          <table:table-cell office:value-type="float" office:value="38.89">
            <text:p>38.89</text:p>
          </table:table-cell>
        </table:table-row>
        <table:table-row>
          <table:table-cell office:value-type="string" office:string-value="ECE470H1">
            <text:p>ECE470H1</text:p>
          </table:table-cell>
          <table:table-cell office:value-type="string" office:string-value="S">
            <text:p>S</text:p>
          </table:table-cell>
          <table:table-cell office:value-type="string" office:string-value="Robot Modeling and Control">
            <text:p>Robot Modeling and Control</text:p>
          </table:table-cell>
          <table:table-cell office:value-type="float" office:value="0.0">
            <text:p/>
          </table:table-cell>
          <table:table-cell office:value-type="float" office:value="12.96">
            <text:p>12.96</text:p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70H1">
            <text:p>ECE470H1</text:p>
          </table:table-cell>
          <table:table-cell office:value-type="string" office:string-value="F">
            <text:p>F</text:p>
          </table:table-cell>
          <table:table-cell office:value-type="string" office:string-value="Robot Modeling and Control">
            <text:p>Robot Modeling and Control</text:p>
          </table:table-cell>
          <table:table-cell office:value-type="float" office:value="0.0">
            <text:p/>
          </table:table-cell>
          <table:table-cell office:value-type="float" office:value="12.96">
            <text:p>12.96</text:p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84H1">
            <text:p>ECE484H1</text:p>
          </table:table-cell>
          <table:table-cell office:value-type="string" office:string-value="S">
            <text:p>S</text:p>
          </table:table-cell>
          <table:table-cell office:value-type="string" office:string-value="Quantum Information Processing: Algorithms &amp; Software">
            <text:p>Quantum Information Processing: Algorithms &amp; Softwar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">
            <text:p>24.4</text:p>
          </table:table-cell>
          <table:table-cell office:value-type="float" office:value="24.4">
            <text:p>24.4</text:p>
          </table:table-cell>
        </table:table-row>
        <table:table-row>
          <table:table-cell office:value-type="string" office:string-value="ECE499H1">
            <text:p>ECE499H1</text:p>
          </table:table-cell>
          <table:table-cell office:value-type="string" office:string-value="F">
            <text:p>F</text:p>
          </table:table-cell>
          <table:table-cell office:value-type="string" office:string-value="Research Thesis">
            <text:p>Research Thesi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499Y1">
            <text:p>ECE499Y1</text:p>
          </table:table-cell>
          <table:table-cell office:value-type="string" office:string-value="Y">
            <text:p>Y</text:p>
          </table:table-cell>
          <table:table-cell office:value-type="string" office:string-value="Research Thesis">
            <text:p>Research Thesi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516H1">
            <text:p>ECE516H1</text:p>
          </table:table-cell>
          <table:table-cell office:value-type="string" office:string-value="S">
            <text:p>S</text:p>
          </table:table-cell>
          <table:table-cell office:value-type="string" office:string-value="Intelligent Image Processing">
            <text:p>Intelligent Image Process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175">
            <text:p>41.175</text:p>
          </table:table-cell>
          <table:table-cell office:value-type="float" office:value="13.725">
            <text:p>13.725</text:p>
          </table:table-cell>
        </table:table-row>
        <table:table-row>
          <table:table-cell office:value-type="string" office:string-value="ECE520H1">
            <text:p>ECE520H1</text:p>
          </table:table-cell>
          <table:table-cell office:value-type="string" office:string-value="F">
            <text:p>F</text:p>
          </table:table-cell>
          <table:table-cell office:value-type="string" office:string-value="Power Electronics">
            <text:p>Power Electron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25">
            <text:p>25.925</text:p>
          </table:table-cell>
          <table:table-cell office:value-type="float" office:value="25.925">
            <text:p>25.925</text:p>
          </table:table-cell>
        </table:table-row>
        <table:table-row>
          <table:table-cell office:value-type="string" office:string-value="ECE526H1">
            <text:p>ECE526H1</text:p>
          </table:table-cell>
          <table:table-cell office:value-type="string" office:string-value="F">
            <text:p>F</text:p>
          </table:table-cell>
          <table:table-cell office:value-type="string" office:string-value="Power System Protection and Automation">
            <text:p>Power System Protection and Autom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532H1">
            <text:p>ECE532H1</text:p>
          </table:table-cell>
          <table:table-cell office:value-type="string" office:string-value="S">
            <text:p>S</text:p>
          </table:table-cell>
          <table:table-cell office:value-type="string" office:string-value="Digital Systems Design">
            <text:p>Digital Systems Desig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96">
            <text:p>21.96</text:p>
          </table:table-cell>
          <table:table-cell office:value-type="float" office:value="32.94">
            <text:p>32.94</text:p>
          </table:table-cell>
        </table:table-row>
        <table:table-row>
          <table:table-cell office:value-type="string" office:string-value="ECE537H1">
            <text:p>ECE537H1</text:p>
          </table:table-cell>
          <table:table-cell office:value-type="string" office:string-value="F">
            <text:p>F</text:p>
          </table:table-cell>
          <table:table-cell office:value-type="string" office:string-value="Random Processes">
            <text:p>Random Processes</text:p>
          </table:table-cell>
          <table:table-cell office:value-type="float" office:value="48.8">
            <text:p>48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CE552H1">
            <text:p>ECE552H1</text:p>
          </table:table-cell>
          <table:table-cell office:value-type="string" office:string-value="F">
            <text:p>F</text:p>
          </table:table-cell>
          <table:table-cell office:value-type="string" office:string-value="Computer Architecture">
            <text:p>Computer Architectur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25">
            <text:p>25.925</text:p>
          </table:table-cell>
          <table:table-cell office:value-type="float" office:value="25.925">
            <text:p>25.925</text:p>
          </table:table-cell>
        </table:table-row>
        <table:table-row>
          <table:table-cell office:value-type="string" office:string-value="ECE557H1">
            <text:p>ECE557H1</text:p>
          </table:table-cell>
          <table:table-cell office:value-type="string" office:string-value="F">
            <text:p>F</text:p>
          </table:table-cell>
          <table:table-cell office:value-type="string" office:string-value="Linear Control Theory">
            <text:p>Linear Control Theor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89">
            <text:p>38.89</text:p>
          </table:table-cell>
          <table:table-cell office:value-type="float" office:value="12.96">
            <text:p>12.96</text:p>
          </table:table-cell>
        </table:table-row>
        <table:table-row>
          <table:table-cell office:value-type="string" office:string-value="ECE568H1">
            <text:p>ECE568H1</text:p>
          </table:table-cell>
          <table:table-cell office:value-type="string" office:string-value="F">
            <text:p>F</text:p>
          </table:table-cell>
          <table:table-cell office:value-type="string" office:string-value="Computer Security">
            <text:p>Computer Securit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 office:string-value="ECE568H1">
            <text:p>ECE568H1</text:p>
          </table:table-cell>
          <table:table-cell office:value-type="string" office:string-value="S">
            <text:p>S</text:p>
          </table:table-cell>
          <table:table-cell office:value-type="string" office:string-value="Computer Security">
            <text:p>Computer Securit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5">
            <text:p>27.45</text:p>
          </table:table-cell>
          <table:table-cell office:value-type="float" office:value="27.45">
            <text:p>27.45</text:p>
          </table:table-cell>
        </table:table-row>
        <table:table-row>
          <table:table-cell office:value-type="string" office:string-value="EEB202H1">
            <text:p>EEB202H1</text:p>
          </table:table-cell>
          <table:table-cell office:value-type="string" office:string-value="F">
            <text:p>F</text:p>
          </table:table-cell>
          <table:table-cell office:value-type="string" office:string-value="Plants and Society">
            <text:p>Plants and Society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EB214H1">
            <text:p>EEB214H1</text:p>
          </table:table-cell>
          <table:table-cell office:value-type="string" office:string-value="S">
            <text:p>S</text:p>
          </table:table-cell>
          <table:table-cell office:value-type="string" office:string-value="Evolution and Adaptation">
            <text:p>Evolution and Adapt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EB386H1">
            <text:p>EEB386H1</text:p>
          </table:table-cell>
          <table:table-cell office:value-type="string" office:string-value="S">
            <text:p>S</text:p>
          </table:table-cell>
          <table:table-cell office:value-type="string" office:string-value="Diversity of Birds">
            <text:p>Diversity of Birds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ESA10H3">
            <text:p>EESA10H3</text:p>
          </table:table-cell>
          <table:table-cell office:value-type="string" office:string-value="S">
            <text:p>S</text:p>
          </table:table-cell>
          <table:table-cell office:value-type="string" office:string-value="Human Health and the Environment">
            <text:p>Human Health and the Environmen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NV101H1">
            <text:p>ENV101H1</text:p>
          </table:table-cell>
          <table:table-cell office:value-type="string" office:string-value="S">
            <text:p>S</text:p>
          </table:table-cell>
          <table:table-cell office:value-type="string" office:string-value="Confronting the Climate Crisis">
            <text:p>Confronting the Climate Crisi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NV200H1">
            <text:p>ENV200H1</text:p>
          </table:table-cell>
          <table:table-cell office:value-type="string" office:string-value="S">
            <text:p>S</text:p>
          </table:table-cell>
          <table:table-cell office:value-type="string" office:string-value="Assessing Global Change: Science and the Environment">
            <text:p>Assessing Global Change: Science and the Environment</text:p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SC384H1">
            <text:p>ESC384H1</text:p>
          </table:table-cell>
          <table:table-cell office:value-type="string" office:string-value="F">
            <text:p>F</text:p>
          </table:table-cell>
          <table:table-cell office:value-type="string" office:string-value="Partial Differential Equations">
            <text:p>Partial Differential Equations</text:p>
          </table:table-cell>
          <table:table-cell office:value-type="float" office:value="41.3">
            <text:p>41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SS103H1">
            <text:p>ESS103H1</text:p>
          </table:table-cell>
          <table:table-cell office:value-type="string" office:string-value="F">
            <text:p>F</text:p>
          </table:table-cell>
          <table:table-cell office:value-type="string" office:string-value="Geology in Public Issues">
            <text:p>Geology in Public Issues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SS105H1">
            <text:p>ESS105H1</text:p>
          </table:table-cell>
          <table:table-cell office:value-type="string" office:string-value="S">
            <text:p>S</text:p>
          </table:table-cell>
          <table:table-cell office:value-type="string" office:string-value="Our home planet">
            <text:p>Our home planet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SS205H1">
            <text:p>ESS205H1</text:p>
          </table:table-cell>
          <table:table-cell office:value-type="string" office:string-value="S">
            <text:p>S</text:p>
          </table:table-cell>
          <table:table-cell office:value-type="string" office:string-value="Confronting Global Change">
            <text:p>Confronting Global Change</text:p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SS241H1">
            <text:p>ESS241H1</text:p>
          </table:table-cell>
          <table:table-cell office:value-type="string" office:string-value="F">
            <text:p>F</text:p>
          </table:table-cell>
          <table:table-cell office:value-type="string" office:string-value="Geologic Structures and Maps">
            <text:p>Geologic Structures and Maps</text:p>
          </table:table-cell>
          <table:table-cell office:value-type="float" office:value="0.0">
            <text:p/>
          </table:table-cell>
          <table:table-cell office:value-type="float" office:value="41.6">
            <text:p>41.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ESS261H1">
            <text:p>ESS261H1</text:p>
          </table:table-cell>
          <table:table-cell office:value-type="string" office:string-value="S">
            <text:p>S</text:p>
          </table:table-cell>
          <table:table-cell office:value-type="string" office:string-value="Earth System Evolution">
            <text:p>Earth System Evolution</text:p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200H1">
            <text:p>FOR200H1</text:p>
          </table:table-cell>
          <table:table-cell office:value-type="string" office:string-value="F">
            <text:p>F</text:p>
          </table:table-cell>
          <table:table-cell office:value-type="string" office:string-value="Conservation of Canada's Forests">
            <text:p>Conservation of Canada's Fores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201H1">
            <text:p>FOR201H1</text:p>
          </table:table-cell>
          <table:table-cell office:value-type="string" office:string-value="S">
            <text:p>S</text:p>
          </table:table-cell>
          <table:table-cell office:value-type="string" office:string-value="Conservation of Tropical and Subtropical Forests">
            <text:p>Conservation of Tropical and Subtropical Fores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300H1">
            <text:p>FOR300H1</text:p>
          </table:table-cell>
          <table:table-cell office:value-type="string" office:string-value="S">
            <text:p>S</text:p>
          </table:table-cell>
          <table:table-cell office:value-type="string" office:string-value="Forest Products in Sustainable Forestry">
            <text:p>Forest Products in Sustainable Forestry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305H1">
            <text:p>FOR305H1</text:p>
          </table:table-cell>
          <table:table-cell office:value-type="string" office:string-value="F">
            <text:p>F</text:p>
          </table:table-cell>
          <table:table-cell office:value-type="string" office:string-value="Biology of Trees and Forests">
            <text:p>Biology of Trees and Forests</text:p>
          </table:table-cell>
          <table:table-cell office:value-type="float" office:value="0.0">
            <text:p/>
          </table:table-cell>
          <table:table-cell office:value-type="float" office:value="44.0">
            <text:p>4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310H1">
            <text:p>FOR310H1</text:p>
          </table:table-cell>
          <table:table-cell office:value-type="string" office:string-value="S">
            <text:p>S</text:p>
          </table:table-cell>
          <table:table-cell office:value-type="string" office:string-value="Bioenergy from Sustainable Forest Management">
            <text:p>Bioenergy from Sustainable Forest Management</text:p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410H1">
            <text:p>FOR410H1</text:p>
          </table:table-cell>
          <table:table-cell office:value-type="string" office:string-value="S">
            <text:p>S</text:p>
          </table:table-cell>
          <table:table-cell office:value-type="string" office:string-value="Bioenergy and Biorefinery Technology">
            <text:p>Bioenergy and Biorefinery Technolog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419H1">
            <text:p>FOR419H1</text:p>
          </table:table-cell>
          <table:table-cell office:value-type="string" office:string-value="S">
            <text:p>S</text:p>
          </table:table-cell>
          <table:table-cell office:value-type="string" office:string-value="Forest Fire Behaviour and Management">
            <text:p>Forest Fire Behaviour and Management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FOR425H1">
            <text:p>FOR425H1</text:p>
          </table:table-cell>
          <table:table-cell office:value-type="string" office:string-value="S">
            <text:p>S</text:p>
          </table:table-cell>
          <table:table-cell office:value-type="string" office:string-value="Bioenergy and Biorefinery Technology">
            <text:p>Bioenergy and Biorefinery Technolog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28.8">
            <text:p>28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GGR101H1">
            <text:p>GGR101H1</text:p>
          </table:table-cell>
          <table:table-cell office:value-type="string" office:string-value="F">
            <text:p>F</text:p>
          </table:table-cell>
          <table:table-cell office:value-type="string" office:string-value="Histories of Environmental Change">
            <text:p>Histories of Environmental Change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GGR203H1">
            <text:p>GGR203H1</text:p>
          </table:table-cell>
          <table:table-cell office:value-type="string" office:string-value="S">
            <text:p>S</text:p>
          </table:table-cell>
          <table:table-cell office:value-type="string" office:string-value="Introduction to Climatology">
            <text:p>Introduction to Climatology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GGR272H1">
            <text:p>GGR272H1</text:p>
          </table:table-cell>
          <table:table-cell office:value-type="string" office:string-value="F">
            <text:p>F</text:p>
          </table:table-cell>
          <table:table-cell office:value-type="string" office:string-value="Geographic Information and Mapping I">
            <text:p>Geographic Information and Mapping I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GGR347H1">
            <text:p>GGR347H1</text:p>
          </table:table-cell>
          <table:table-cell office:value-type="string" office:string-value="F">
            <text:p>F</text:p>
          </table:table-cell>
          <table:table-cell office:value-type="string" office:string-value="Energy Efficiency and Beyond">
            <text:p>Energy Efficiency and Beyond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0.3">
            <text:p>20.3</text:p>
          </table:table-cell>
          <table:table-cell office:value-type="float" office:value="6.8">
            <text:p>6.8</text:p>
          </table:table-cell>
        </table:table-row>
        <table:table-row>
          <table:table-cell office:value-type="string" office:string-value="GGR348H1">
            <text:p>GGR348H1</text:p>
          </table:table-cell>
          <table:table-cell office:value-type="string" office:string-value="S">
            <text:p>S</text:p>
          </table:table-cell>
          <table:table-cell office:value-type="string" office:string-value="Carbon-Free Energy Systems">
            <text:p>Carbon-Free Energy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0.3">
            <text:p>20.3</text:p>
          </table:table-cell>
          <table:table-cell office:value-type="float" office:value="6.8">
            <text:p>6.8</text:p>
          </table:table-cell>
        </table:table-row>
        <table:table-row>
          <table:table-cell office:value-type="string" office:string-value="HIS205H1">
            <text:p>HIS205H1</text:p>
          </table:table-cell>
          <table:table-cell office:value-type="string" office:string-value="F">
            <text:p>F</text:p>
          </table:table-cell>
          <table:table-cell office:value-type="string" office:string-value="From Women's History to Gender History">
            <text:p>From Women's History to Gender Histor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HMB200H1">
            <text:p>HMB200H1</text:p>
          </table:table-cell>
          <table:table-cell office:value-type="string" office:string-value="S">
            <text:p>S</text:p>
          </table:table-cell>
          <table:table-cell office:value-type="string" office:string-value="Introduction to Neuroscience">
            <text:p>Introduction to Neuroscience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IMM250H1">
            <text:p>IMM250H1</text:p>
          </table:table-cell>
          <table:table-cell office:value-type="string" office:string-value="S">
            <text:p>S</text:p>
          </table:table-cell>
          <table:table-cell office:value-type="string" office:string-value="The Immune System and Infectious Disease">
            <text:p>The Immune System and Infectious Disease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IMM250H1">
            <text:p>IMM250H1</text:p>
          </table:table-cell>
          <table:table-cell office:value-type="string" office:string-value="F">
            <text:p>F</text:p>
          </table:table-cell>
          <table:table-cell office:value-type="string" office:string-value="The Immune System and Infectious Disease">
            <text:p>The Immune System and Infectious Disease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JEG100H1">
            <text:p>JEG100H1</text:p>
          </table:table-cell>
          <table:table-cell office:value-type="string" office:string-value="S">
            <text:p>S</text:p>
          </table:table-cell>
          <table:table-cell office:value-type="string" office:string-value="Introduction to Physical Geography and Earth Science">
            <text:p>Introduction to Physical Geography and Earth Science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JPE395H1">
            <text:p>JPE395H1</text:p>
          </table:table-cell>
          <table:table-cell office:value-type="string" office:string-value="S">
            <text:p>S</text:p>
          </table:table-cell>
          <table:table-cell office:value-type="string" office:string-value="Physics of the Earth">
            <text:p>Physics of the Earth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JSC301H1">
            <text:p>JSC301H1</text:p>
          </table:table-cell>
          <table:table-cell office:value-type="string" office:string-value="S">
            <text:p>S</text:p>
          </table:table-cell>
          <table:table-cell office:value-type="string" office:string-value="Principles and Practices in Science Education">
            <text:p>Principles and Practices in Science Educ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LIN232H1">
            <text:p>LIN232H1</text:p>
          </table:table-cell>
          <table:table-cell office:value-type="string" office:string-value="F">
            <text:p>F</text:p>
          </table:table-cell>
          <table:table-cell office:value-type="string" office:string-value="Syntactic Patterns in Language">
            <text:p>Syntactic Patterns in Languag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AT301H1">
            <text:p>MAT301H1</text:p>
          </table:table-cell>
          <table:table-cell office:value-type="string" office:string-value="F">
            <text:p>F</text:p>
          </table:table-cell>
          <table:table-cell office:value-type="string" office:string-value="Groups and Symmetries">
            <text:p>Groups and Symmetries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AT301H1">
            <text:p>MAT301H1</text:p>
          </table:table-cell>
          <table:table-cell office:value-type="string" office:string-value="S">
            <text:p>S</text:p>
          </table:table-cell>
          <table:table-cell office:value-type="string" office:string-value="Groups and Symmetries">
            <text:p>Groups and Symmetries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AT327H1">
            <text:p>MAT327H1</text:p>
          </table:table-cell>
          <table:table-cell office:value-type="string" office:string-value="F">
            <text:p>F</text:p>
          </table:table-cell>
          <table:table-cell office:value-type="string" office:string-value="Introduction to Topology">
            <text:p>Introduction to Topology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AT332H1">
            <text:p>MAT332H1</text:p>
          </table:table-cell>
          <table:table-cell office:value-type="string" office:string-value="F">
            <text:p>F</text:p>
          </table:table-cell>
          <table:table-cell office:value-type="string" office:string-value="Introduction to Graph Theory">
            <text:p>Introduction to Graph Theory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AT336H1">
            <text:p>MAT336H1</text:p>
          </table:table-cell>
          <table:table-cell office:value-type="string" office:string-value="S">
            <text:p>S</text:p>
          </table:table-cell>
          <table:table-cell office:value-type="string" office:string-value="Elements of Analysis">
            <text:p>Elements of Analysis</text:p>
          </table:table-cell>
          <table:table-cell office:value-type="float" office:value="42.0">
            <text:p>4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AT337H1">
            <text:p>MAT337H1</text:p>
          </table:table-cell>
          <table:table-cell office:value-type="string" office:string-value="S">
            <text:p>S</text:p>
          </table:table-cell>
          <table:table-cell office:value-type="string" office:string-value="Introduction to Real Analysis">
            <text:p>Introduction to Real Analysis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AT363H1">
            <text:p>MAT363H1</text:p>
          </table:table-cell>
          <table:table-cell office:value-type="string" office:string-value="S">
            <text:p>S</text:p>
          </table:table-cell>
          <table:table-cell office:value-type="string" office:string-value="Geometry of Curves and Surfaces">
            <text:p>Geometry of Curves and Surfaces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IE242H1">
            <text:p>MIE242H1</text:p>
          </table:table-cell>
          <table:table-cell office:value-type="string" office:string-value="F">
            <text:p>F</text:p>
          </table:table-cell>
          <table:table-cell office:value-type="string" office:string-value="Foundations of Cognitive Psychology">
            <text:p>Foundations of Cognitive Psychology</text:p>
          </table:table-cell>
          <table:table-cell office:value-type="float" office:value="0.0">
            <text:p/>
          </table:table-cell>
          <table:table-cell office:value-type="float" office:value="54.9">
            <text:p>54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IE342H1">
            <text:p>MIE342H1</text:p>
          </table:table-cell>
          <table:table-cell office:value-type="string" office:string-value="F">
            <text:p>F</text:p>
          </table:table-cell>
          <table:table-cell office:value-type="string" office:string-value="Circuits with Applications to Mechanical Engineering Systems">
            <text:p>Circuits with Applications to Mechanical Engineering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5.1">
            <text:p>35.1</text:p>
          </table:table-cell>
          <table:table-cell office:value-type="float" office:value="15.0">
            <text:p>15.0</text:p>
          </table:table-cell>
        </table:table-row>
        <table:table-row>
          <table:table-cell office:value-type="string" office:string-value="MIE344H1">
            <text:p>MIE344H1</text:p>
          </table:table-cell>
          <table:table-cell office:value-type="string" office:string-value="S">
            <text:p>S</text:p>
          </table:table-cell>
          <table:table-cell office:value-type="string" office:string-value="Ergonomic Design of Information Systems">
            <text:p>Ergonomic Design of Information System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4.6">
            <text:p>34.6</text:p>
          </table:table-cell>
          <table:table-cell office:value-type="float" office:value="23.0">
            <text:p>23.0</text:p>
          </table:table-cell>
        </table:table-row>
        <table:table-row>
          <table:table-cell office:value-type="string" office:string-value="MIE369H1">
            <text:p>MIE369H1</text:p>
          </table:table-cell>
          <table:table-cell office:value-type="string" office:string-value="S">
            <text:p>S</text:p>
          </table:table-cell>
          <table:table-cell office:value-type="string" office:string-value="Introduction to Artificial Intelligence">
            <text:p>Introduction to Artificial Intellige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4">
            <text:p>38.4</text:p>
          </table:table-cell>
          <table:table-cell office:value-type="float" office:value="12.8">
            <text:p>12.8</text:p>
          </table:table-cell>
        </table:table-row>
        <table:table-row>
          <table:table-cell office:value-type="string" office:string-value="MIE402H1">
            <text:p>MIE402H1</text:p>
          </table:table-cell>
          <table:table-cell office:value-type="string" office:string-value="S">
            <text:p>S</text:p>
          </table:table-cell>
          <table:table-cell office:value-type="string" office:string-value="Vibrations">
            <text:p>Vibration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4">
            <text:p>38.4</text:p>
          </table:table-cell>
          <table:table-cell office:value-type="float" office:value="16.5">
            <text:p>16.5</text:p>
          </table:table-cell>
        </table:table-row>
        <table:table-row>
          <table:table-cell office:value-type="string" office:string-value="MIE439H1">
            <text:p>MIE439H1</text:p>
          </table:table-cell>
          <table:table-cell office:value-type="string" office:string-value="F">
            <text:p>F</text:p>
          </table:table-cell>
          <table:table-cell office:value-type="string" office:string-value="Cellular and Tissue Biomechanics">
            <text:p>Cellular and Tissue Biomechanics</text:p>
          </table:table-cell>
          <table:table-cell office:value-type="float" office:value="0.0">
            <text:p/>
          </table:table-cell>
          <table:table-cell office:value-type="float" office:value="12.1">
            <text:p>12.1</text:p>
          </table:table-cell>
          <table:table-cell office:value-type="float" office:value="0.0">
            <text:p/>
          </table:table-cell>
          <table:table-cell office:value-type="float" office:value="12.1">
            <text:p>12.1</text:p>
          </table:table-cell>
          <table:table-cell office:value-type="float" office:value="24.1">
            <text:p>24.1</text:p>
          </table:table-cell>
        </table:table-row>
        <table:table-row>
          <table:table-cell office:value-type="string" office:string-value="MIE440H1">
            <text:p>MIE440H1</text:p>
          </table:table-cell>
          <table:table-cell office:value-type="string" office:string-value="F">
            <text:p>F</text:p>
          </table:table-cell>
          <table:table-cell office:value-type="string" office:string-value="* Design of Effective Products">
            <text:p>* Design of Effective Produc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">
            <text:p>21.4</text:p>
          </table:table-cell>
          <table:table-cell office:value-type="float" office:value="21.4">
            <text:p>21.4</text:p>
          </table:table-cell>
        </table:table-row>
        <table:table-row>
          <table:table-cell office:value-type="string" office:string-value="MIE443H1">
            <text:p>MIE443H1</text:p>
          </table:table-cell>
          <table:table-cell office:value-type="string" office:string-value="S">
            <text:p>S</text:p>
          </table:table-cell>
          <table:table-cell office:value-type="string" office:string-value="* Mechatronics Systems:  Design and Integration">
            <text:p>* Mechatronics Systems:  Design and Integr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3">
            <text:p>17.3</text:p>
          </table:table-cell>
          <table:table-cell office:value-type="float" office:value="40.3">
            <text:p>40.3</text:p>
          </table:table-cell>
        </table:table-row>
        <table:table-row>
          <table:table-cell office:value-type="string" office:string-value="MIE444H1">
            <text:p>MIE444H1</text:p>
          </table:table-cell>
          <table:table-cell office:value-type="string" office:string-value="F">
            <text:p>F</text:p>
          </table:table-cell>
          <table:table-cell office:value-type="string" office:string-value="* Mechatronics Principles">
            <text:p>* Mechatronics Principl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1">
            <text:p>17.1</text:p>
          </table:table-cell>
          <table:table-cell office:value-type="float" office:value="25.7">
            <text:p>25.7</text:p>
          </table:table-cell>
        </table:table-row>
        <table:table-row>
          <table:table-cell office:value-type="string" office:string-value="MIE469H1">
            <text:p>MIE469H1</text:p>
          </table:table-cell>
          <table:table-cell office:value-type="string" office:string-value="S">
            <text:p>S</text:p>
          </table:table-cell>
          <table:table-cell office:value-type="string" office:string-value="Reliability and Maintainability Engineering">
            <text:p>Reliability and Maintainability Engineer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4">
            <text:p>38.4</text:p>
          </table:table-cell>
          <table:table-cell office:value-type="float" office:value="12.8">
            <text:p>12.8</text:p>
          </table:table-cell>
        </table:table-row>
        <table:table-row>
          <table:table-cell office:value-type="string" office:string-value="MIE505H1">
            <text:p>MIE505H1</text:p>
          </table:table-cell>
          <table:table-cell office:value-type="string" office:string-value="S">
            <text:p>S</text:p>
          </table:table-cell>
          <table:table-cell office:value-type="string" office:string-value="Micro/Nano Robotics">
            <text:p>Micro/Nano Robotic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3.2">
            <text:p>43.2</text:p>
          </table:table-cell>
          <table:table-cell office:value-type="float" office:value="14.4">
            <text:p>14.4</text:p>
          </table:table-cell>
        </table:table-row>
        <table:table-row>
          <table:table-cell office:value-type="string" office:string-value="MIE519H1">
            <text:p>MIE519H1</text:p>
          </table:table-cell>
          <table:table-cell office:value-type="string" office:string-value="S">
            <text:p>S</text:p>
          </table:table-cell>
          <table:table-cell office:value-type="string" office:string-value="*  Advanced Manufacturing Technologies">
            <text:p>*  Advanced Manufacturing Technolog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2">
            <text:p>19.2</text:p>
          </table:table-cell>
          <table:table-cell office:value-type="float" office:value="19.2">
            <text:p>19.2</text:p>
          </table:table-cell>
        </table:table-row>
        <table:table-row>
          <table:table-cell office:value-type="string" office:string-value="MIE523H1">
            <text:p>MIE523H1</text:p>
          </table:table-cell>
          <table:table-cell office:value-type="string" office:string-value="F">
            <text:p>F</text:p>
          </table:table-cell>
          <table:table-cell office:value-type="string" office:string-value="Engineering Psychology and Human Performance">
            <text:p>Engineering Psychology and Human Performa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9.8">
            <text:p>39.8</text:p>
          </table:table-cell>
          <table:table-cell office:value-type="float" office:value="13.3">
            <text:p>13.3</text:p>
          </table:table-cell>
        </table:table-row>
        <table:table-row>
          <table:table-cell office:value-type="string" office:string-value="MIE535H1">
            <text:p>MIE535H1</text:p>
          </table:table-cell>
          <table:table-cell office:value-type="string" office:string-value="S">
            <text:p>S</text:p>
          </table:table-cell>
          <table:table-cell office:value-type="string" office:string-value="Electrification Via  Electricity Markets">
            <text:p>Electrification Via  Electricity Market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2">
            <text:p>51.2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IE540H1">
            <text:p>MIE540H1</text:p>
          </table:table-cell>
          <table:table-cell office:value-type="string" office:string-value="S">
            <text:p>S</text:p>
          </table:table-cell>
          <table:table-cell office:value-type="string" office:string-value="* Product Design">
            <text:p>* Product Desig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4">
            <text:p>22.4</text:p>
          </table:table-cell>
          <table:table-cell office:value-type="float" office:value="22.4">
            <text:p>22.4</text:p>
          </table:table-cell>
        </table:table-row>
        <table:table-row>
          <table:table-cell office:value-type="string" office:string-value="MIE561H1">
            <text:p>MIE561H1</text:p>
          </table:table-cell>
          <table:table-cell office:value-type="string" office:string-value="S">
            <text:p>S</text:p>
          </table:table-cell>
          <table:table-cell office:value-type="string" office:string-value="Case Studies in Healthcare">
            <text:p>Case Studies in Healthcar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6">
            <text:p>25.6</text:p>
          </table:table-cell>
          <table:table-cell office:value-type="float" office:value="25.6">
            <text:p>25.6</text:p>
          </table:table-cell>
        </table:table-row>
        <table:table-row>
          <table:table-cell office:value-type="string" office:string-value="MIE566H1">
            <text:p>MIE566H1</text:p>
          </table:table-cell>
          <table:table-cell office:value-type="string" office:string-value="F">
            <text:p>F</text:p>
          </table:table-cell>
          <table:table-cell office:value-type="string" office:string-value="Decision Making Under Uncertainty">
            <text:p>Decision Making Under Uncertaint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9.0">
            <text:p>59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IE567H1">
            <text:p>MIE567H1</text:p>
          </table:table-cell>
          <table:table-cell office:value-type="string" office:string-value="S">
            <text:p>S</text:p>
          </table:table-cell>
          <table:table-cell office:value-type="string" office:string-value="Multi-agent Reinforcement Learning">
            <text:p>Multi-agent Reinforcement Learning</text:p>
          </table:table-cell>
          <table:table-cell office:value-type="float" office:value="12.8">
            <text:p>12.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6">
            <text:p>25.6</text:p>
          </table:table-cell>
          <table:table-cell office:value-type="float" office:value="12.8">
            <text:p>12.8</text:p>
          </table:table-cell>
        </table:table-row>
        <table:table-row>
          <table:table-cell office:value-type="string" office:string-value="MSE219H1">
            <text:p>MSE219H1</text:p>
          </table:table-cell>
          <table:table-cell office:value-type="string" office:string-value="F">
            <text:p>F</text:p>
          </table:table-cell>
          <table:table-cell office:value-type="string" office:string-value="Structure and Characterization of Materials">
            <text:p>Structure and Characterization of Materials</text:p>
          </table:table-cell>
          <table:table-cell office:value-type="float" office:value="0.0">
            <text:p/>
          </table:table-cell>
          <table:table-cell office:value-type="float" office:value="30.5">
            <text:p>30.5</text:p>
          </table:table-cell>
          <table:table-cell office:value-type="float" office:value="0.0">
            <text:p/>
          </table:table-cell>
          <table:table-cell office:value-type="float" office:value="30.5">
            <text:p>30.5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SE335H1">
            <text:p>MSE335H1</text:p>
          </table:table-cell>
          <table:table-cell office:value-type="string" office:string-value="S">
            <text:p>S</text:p>
          </table:table-cell>
          <table:table-cell office:value-type="string" office:string-value="Materials Physics">
            <text:p>Materials Physics</text:p>
          </table:table-cell>
          <table:table-cell office:value-type="float" office:value="0.0">
            <text:p/>
          </table:table-cell>
          <table:table-cell office:value-type="float" office:value="33.6">
            <text:p>33.6</text:p>
          </table:table-cell>
          <table:table-cell office:value-type="float" office:value="0.0">
            <text:p/>
          </table:table-cell>
          <table:table-cell office:value-type="float" office:value="11.2">
            <text:p>11.2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MSE431H1">
            <text:p>MSE431H1</text:p>
          </table:table-cell>
          <table:table-cell office:value-type="string" office:string-value="S">
            <text:p>S</text:p>
          </table:table-cell>
          <table:table-cell office:value-type="string" office:string-value="Forensic Engineering">
            <text:p>Forensic Engineerin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4">
            <text:p>22.4</text:p>
          </table:table-cell>
          <table:table-cell office:value-type="float" office:value="22.4">
            <text:p>22.4</text:p>
          </table:table-cell>
        </table:table-row>
        <table:table-row>
          <table:table-cell office:value-type="string" office:string-value="NFS284H1">
            <text:p>NFS284H1</text:p>
          </table:table-cell>
          <table:table-cell office:value-type="string" office:string-value="F">
            <text:p>F</text:p>
          </table:table-cell>
          <table:table-cell office:value-type="string" office:string-value="Basic Human Nutrition">
            <text:p>Basic Human Nutrition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NFS284H1">
            <text:p>NFS284H1</text:p>
          </table:table-cell>
          <table:table-cell office:value-type="string" office:string-value="S">
            <text:p>S</text:p>
          </table:table-cell>
          <table:table-cell office:value-type="string" office:string-value="Basic Human Nutrition">
            <text:p>Basic Human Nutrition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CL102H1">
            <text:p>PCL102H1</text:p>
          </table:table-cell>
          <table:table-cell office:value-type="string" office:string-value="S">
            <text:p>S</text:p>
          </table:table-cell>
          <table:table-cell office:value-type="string" office:string-value="The Art of Drug Discovery">
            <text:p>The Art of Drug Discovery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L342H1">
            <text:p>PHL342H1</text:p>
          </table:table-cell>
          <table:table-cell office:value-type="string" office:string-value="F">
            <text:p>F</text:p>
          </table:table-cell>
          <table:table-cell office:value-type="string" office:string-value="Minds and Machines">
            <text:p>Minds and Machin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L342H1">
            <text:p>PHL342H1</text:p>
          </table:table-cell>
          <table:table-cell office:value-type="string" office:string-value="S">
            <text:p>S</text:p>
          </table:table-cell>
          <table:table-cell office:value-type="string" office:string-value="Minds and Machines">
            <text:p>Minds and Machin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L345H1">
            <text:p>PHL345H1</text:p>
          </table:table-cell>
          <table:table-cell office:value-type="string" office:string-value="F">
            <text:p>F</text:p>
          </table:table-cell>
          <table:table-cell office:value-type="string" office:string-value="Intermediate Logic">
            <text:p>Intermediate Logi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Y354H1">
            <text:p>PHY354H1</text:p>
          </table:table-cell>
          <table:table-cell office:value-type="string" office:string-value="S">
            <text:p>S</text:p>
          </table:table-cell>
          <table:table-cell office:value-type="string" office:string-value="Advanced Classical Mechanics">
            <text:p>Advanced Classical Mechanics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Y356H1">
            <text:p>PHY356H1</text:p>
          </table:table-cell>
          <table:table-cell office:value-type="string" office:string-value="F">
            <text:p>F</text:p>
          </table:table-cell>
          <table:table-cell office:value-type="string" office:string-value="Quantum Mechanics I">
            <text:p>Quantum Mechanics I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Y358H1">
            <text:p>PHY358H1</text:p>
          </table:table-cell>
          <table:table-cell office:value-type="string" office:string-value="S">
            <text:p>S</text:p>
          </table:table-cell>
          <table:table-cell office:value-type="string" office:string-value="Quantum Materials: from Atoms to Crystals">
            <text:p>Quantum Materials: from Atoms to Crystals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Y365H1">
            <text:p>PHY365H1</text:p>
          </table:table-cell>
          <table:table-cell office:value-type="string" office:string-value="S">
            <text:p>S</text:p>
          </table:table-cell>
          <table:table-cell office:value-type="string" office:string-value="Quantum Information">
            <text:p>Quantum Information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Y456H1">
            <text:p>PHY456H1</text:p>
          </table:table-cell>
          <table:table-cell office:value-type="string" office:string-value="F">
            <text:p>F</text:p>
          </table:table-cell>
          <table:table-cell office:value-type="string" office:string-value="Quantum Mechanics II">
            <text:p>Quantum Mechanics II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HY485H1">
            <text:p>PHY485H1</text:p>
          </table:table-cell>
          <table:table-cell office:value-type="string" office:string-value="F">
            <text:p>F</text:p>
          </table:table-cell>
          <table:table-cell office:value-type="string" office:string-value="Laser Physics">
            <text:p>Laser Physics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SL201Y1">
            <text:p>PSL201Y1</text:p>
          </table:table-cell>
          <table:table-cell office:value-type="string" office:string-value="Y">
            <text:p>Y</text:p>
          </table:table-cell>
          <table:table-cell office:value-type="string" office:string-value="Basic Human Physiology">
            <text:p>Basic Human Physiology</text:p>
          </table:table-cell>
          <table:table-cell office:value-type="float" office:value="0.0">
            <text:p/>
          </table:table-cell>
          <table:table-cell office:value-type="float" office:value="56.0">
            <text:p>5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SY100H1">
            <text:p>PSY100H1</text:p>
          </table:table-cell>
          <table:table-cell office:value-type="string" office:string-value="S">
            <text:p>S</text:p>
          </table:table-cell>
          <table:table-cell office:value-type="string" office:string-value="Introductory Psychology">
            <text:p>Introductory Psychology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SY100H1">
            <text:p>PSY100H1</text:p>
          </table:table-cell>
          <table:table-cell office:value-type="string" office:string-value="F">
            <text:p>F</text:p>
          </table:table-cell>
          <table:table-cell office:value-type="string" office:string-value="Introductory Psychology">
            <text:p>Introductory Psychology</text:p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SY220H1">
            <text:p>PSY220H1</text:p>
          </table:table-cell>
          <table:table-cell office:value-type="string" office:string-value="F">
            <text:p>F</text:p>
          </table:table-cell>
          <table:table-cell office:value-type="string" office:string-value="Introduction to Social Psychology">
            <text:p>Introduction to Social Psycholog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PSY220H1">
            <text:p>PSY220H1</text:p>
          </table:table-cell>
          <table:table-cell office:value-type="string" office:string-value="S">
            <text:p>S</text:p>
          </table:table-cell>
          <table:table-cell office:value-type="string" office:string-value="Introduction to Social Psychology">
            <text:p>Introduction to Social Psychology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ROB310H1">
            <text:p>ROB310H1</text:p>
          </table:table-cell>
          <table:table-cell office:value-type="string" office:string-value="F">
            <text:p>F</text:p>
          </table:table-cell>
          <table:table-cell office:value-type="string" office:string-value="Mathematics for Robotics">
            <text:p>Mathematics for Robotics</text:p>
          </table:table-cell>
          <table:table-cell office:value-type="float" office:value="31.4">
            <text:p>31.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">
            <text:p>13.4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ROB311H1">
            <text:p>ROB311H1</text:p>
          </table:table-cell>
          <table:table-cell office:value-type="string" office:string-value="S">
            <text:p>S</text:p>
          </table:table-cell>
          <table:table-cell office:value-type="string" office:string-value="Artificial Intelligence">
            <text:p>Artificial Intelligenc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4.8">
            <text:p>44.8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STA220H1">
            <text:p>STA220H1</text:p>
          </table:table-cell>
          <table:table-cell office:value-type="string" office:string-value="F">
            <text:p>F</text:p>
          </table:table-cell>
          <table:table-cell office:value-type="string" office:string-value="The Practice of Statistics I">
            <text:p>The Practice of Statistics I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STA304H1">
            <text:p>STA304H1</text:p>
          </table:table-cell>
          <table:table-cell office:value-type="string" office:string-value="S">
            <text:p>S</text:p>
          </table:table-cell>
          <table:table-cell office:value-type="string" office:string-value="Surveys, Sampling and Observational Data">
            <text:p>Surveys, Sampling and Observational Data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string-value="STA304H1">
            <text:p>STA304H1</text:p>
          </table:table-cell>
          <table:table-cell office:value-type="string" office:string-value="F">
            <text:p>F</text:p>
          </table:table-cell>
          <table:table-cell office:value-type="string" office:string-value="Surveys, Sampling and Observational Data">
            <text:p>Surveys, Sampling and Observational Data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